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bottom" draw:auto-grow-height="false" fo:min-height="8.894cm" fo:min-width="5.34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</style:style>
    <style:style style:name="gr4" style:family="graphic" style:parent-style-name="standard">
      <style:graphic-properties draw:textarea-horizontal-align="justify" draw:textarea-vertical-align="bottom" draw:auto-grow-height="false" fo:min-height="4.576cm" fo:min-width="5.34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8cm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0.512cm" fo:min-width="2.04cm"/>
    </style:style>
    <style:style style:name="gr7" style:family="graphic" style:parent-style-name="standard">
      <style:graphic-properties draw:textarea-horizontal-align="justify" draw:textarea-vertical-align="middle" draw:auto-grow-height="false" fo:min-height="0.132cm" fo:min-width="0.389cm"/>
    </style:style>
    <style:style style:name="gr8" style:family="graphic" style:parent-style-name="standard">
      <style:graphic-properties draw:stroke="none" draw:fill="none" fo:min-height="0.512cm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512cm" fo:min-width="3.056cm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0.132cm" fo:min-width="0.389cm"/>
    </style:style>
    <style:style style:name="gr11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color="#eeeeee"/>
    </style:style>
    <style:style style:name="P5" style:family="paragraph">
      <loext:graphic-properties draw:fill="none" draw:fill-color="#ffffff"/>
      <style:text-properties fo:color="#eeeeee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color="#eeeeee" fo:font-size="14pt" style:font-size-asian="14pt" style:font-size-complex="14pt"/>
    </style:style>
    <style:style style:name="P8" style:family="paragraph">
      <style:paragraph-properties fo:text-align="center"/>
      <style:text-properties fo:font-size="8pt"/>
    </style:style>
    <style:style style:name="P9" style:family="paragraph">
      <loext:graphic-properties draw:fill-color="#b4c7dc"/>
      <style:paragraph-properties fo:text-align="center"/>
      <style:text-properties fo:font-size="8pt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-color="#b4c7dc"/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use-window-font-color="true" fo:font-size="14pt" style:font-size-asian="14pt" style:font-size-complex="14pt"/>
    </style:style>
    <style:style style:name="T4" style:family="text">
      <style:text-properties style:use-window-font-color="true" fo:font-size="13pt" style:font-size-asian="13pt" style:font-size-complex="13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5.842cm" svg:height="9.144cm" svg:x="0.762cm" svg:y="6.096cm">
          <text:p text:style-name="P2">stack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8.796cm" svg:height="9.144cm" svg:x="7.874cm" svg:y="1.27cm">
          <draw:text-box>
            <text:p>// a in RCX, b in RDX, c in R8, d in R9, e pushed on stack</text:p>
            <text:p>using u64 = unsigned long long;</text:p>
            <text:p>void f1(u64 a, u64 b, u64 c, u64 d, u64 e)</text:p>
            <text:p>{</text:p>
            <text:p><text:s text:c="4"/>//...</text:p>
            <text:p>}</text:p>
            <text:p/>
            <text:p>int <text:s/>main()</text:p>
            <text:p>{</text:p>
            <text:p><text:s text:c="4"/>f1(0,1,2,3,4);</text:p>
            <text:p><text:s text:c="4"/>return 0;</text:p>
            <text:p>}</text:p>
          </draw:text-box>
        </draw:frame>
        <draw:custom-shape draw:style-name="gr4" draw:text-style-name="P2" draw:layer="layout" svg:width="5.842cm" svg:height="4.826cm" svg:x="0.762cm" svg:y="1.016cm">
          <text:p text:style-name="P2">cpu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" draw:text-style-name="P2" draw:layer="layout" svg:width="5.842cm" svg:height="9.144cm" svg:x="0.762cm" svg:y="6.096cm">
          <text:p text:style-name="P2">stack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8.796cm" svg:height="9.144cm" svg:x="7.874cm" svg:y="1.27cm">
          <draw:text-box>
            <text:p text:style-name="P4">// a in RCX, b in RDX, c in R8, d in R9, e pushed on stack</text:p>
            <text:p text:style-name="P4">using u64 = unsigned long long;</text:p>
            <text:p text:style-name="P4">void f1(u64 a, u64 b, u64 c, u64 d, u64 e)</text:p>
            <text:p text:style-name="P4">{</text:p>
            <text:p text:style-name="P4"><text:s text:c="4"/>//...</text:p>
            <text:p text:style-name="P4">}</text:p>
            <text:p text:style-name="P4"/>
            <text:p text:style-name="P4">int <text:s/>main()</text:p>
            <text:p text:style-name="P4">{</text:p>
            <text:p text:style-name="P4"><text:s text:c="4"/>f1(0,1,2,3,4);</text:p>
            <text:p text:style-name="P4"><text:s text:c="4"/>return 0;</text:p>
            <text:p text:style-name="P4">}</text:p>
          </draw:text-box>
        </draw:frame>
        <draw:frame draw:style-name="gr5" draw:text-style-name="P6" draw:layer="layout" svg:width="14.986cm" svg:height="14.577cm" svg:x="9.906cm" svg:y="0.254cm">
          <draw:text-box>
            <text:p><text:span text:style-name="T1">f1(...)</text:span></text:p>
            <text:p><text:span text:style-name="T1"><text:s text:c="8"/></text:span><text:span text:style-name="T1">push <text:s text:c="3"/>rbp</text:span></text:p>
            <text:p><text:span text:style-name="T1"><text:s text:c="8"/></text:span><text:span text:style-name="T1">mov <text:s text:c="4"/>rbp, rsp</text:span></text:p>
            <text:p><text:span text:style-name="T1"><text:s text:c="8"/></text:span><text:span text:style-name="T1">mov <text:s text:c="4"/>qword ptr [rbp - 8], rdi</text:span></text:p>
            <text:p><text:span text:style-name="T1"><text:s text:c="8"/></text:span><text:span text:style-name="T1">mov <text:s text:c="4"/>qword ptr [rbp - 16], rsi</text:span></text:p>
            <text:p><text:span text:style-name="T1"><text:s text:c="8"/></text:span><text:span text:style-name="T1">mov <text:s text:c="4"/>qword ptr [rbp - 24], rdx</text:span></text:p>
            <text:p><text:span text:style-name="T1"><text:s text:c="8"/></text:span><text:span text:style-name="T1">mov <text:s text:c="4"/>qword ptr [rbp - 32], rcx</text:span></text:p>
            <text:p><text:span text:style-name="T1"><text:s text:c="8"/></text:span><text:span text:style-name="T1">mov <text:s text:c="4"/>qword ptr [rbp - 40], r8</text:span></text:p>
            <text:p><text:span text:style-name="T1"><text:s text:c="8"/></text:span><text:span text:style-name="T1">pop <text:s text:c="4"/>rbp</text:span></text:p>
            <text:p><text:span text:style-name="T1"><text:s text:c="8"/></text:span><text:span text:style-name="T1">ret</text:span></text:p>
            <text:p><text:span text:style-name="T1">main: <text:s text:c="34"/># @main</text:span></text:p>
            <text:p><text:span text:style-name="T1"><text:s text:c="8"/></text:span><text:span text:style-name="T1">push <text:s text:c="3"/>rbp</text:span></text:p>
            <text:p><text:span text:style-name="T1"><text:s text:c="8"/></text:span><text:span text:style-name="T1">mov <text:s text:c="4"/>rbp, rsp</text:span></text:p>
            <text:p><text:span text:style-name="T1"><text:s text:c="8"/></text:span><text:span text:style-name="T1">sub <text:s text:c="4"/>rsp, 16</text:span></text:p>
            <text:p><text:span text:style-name="T1"><text:s text:c="8"/></text:span><text:span text:style-name="T1">xor <text:s text:c="4"/>eax, eax</text:span></text:p>
            <text:p><text:span text:style-name="T1"><text:s text:c="8"/></text:span><text:span text:style-name="T1">mov <text:s text:c="4"/>edi, eax</text:span></text:p>
            <text:p><text:span text:style-name="T1"><text:s text:c="8"/></text:span><text:span text:style-name="T1">mov <text:s text:c="4"/>dword ptr [rbp - 4], 0</text:span></text:p>
            <text:p><text:span text:style-name="T1"><text:s text:c="8"/></text:span><text:span text:style-name="T1">mov <text:s text:c="4"/>esi, 1</text:span></text:p>
            <text:p><text:span text:style-name="T1"><text:s text:c="8"/></text:span><text:span text:style-name="T2">mov</text:span><text:span text:style-name="T1"> <text:s text:c="4"/>edx, 2</text:span></text:p>
            <text:p><text:span text:style-name="T1"><text:s text:c="8"/></text:span><text:span text:style-name="T1">mov <text:s text:c="4"/>ecx, 3</text:span></text:p>
            <text:p><text:span text:style-name="T1"><text:s text:c="8"/></text:span><text:span text:style-name="T1">mov <text:s text:c="4"/>r8d, 4</text:span></text:p>
            <text:p><text:span text:style-name="T1"><text:s text:c="8"/></text:span><text:span text:style-name="T1">call <text:s text:c="3"/>f1(...)</text:span></text:p>
            <text:p><text:span text:style-name="T1"><text:s text:c="8"/></text:span><text:span text:style-name="T1">xor <text:s text:c="4"/>eax, eax</text:span></text:p>
            <text:p><text:span text:style-name="T1"><text:s text:c="8"/></text:span><text:span text:style-name="T1">add <text:s text:c="4"/>rsp, 16</text:span></text:p>
            <text:p><text:span text:style-name="T1"><text:s text:c="8"/></text:span><text:span text:style-name="T1">pop <text:s text:c="4"/>rbp</text:span></text:p>
            <text:p><text:span text:style-name="T1"><text:s text:c="8"/></text:span><text:span text:style-name="T1">ret</text:span></text:p>
          </draw:text-box>
        </draw:frame>
        <draw:custom-shape draw:style-name="gr4" draw:text-style-name="P2" draw:layer="layout" svg:width="5.842cm" svg:height="4.826cm" svg:x="0.762cm" svg:y="1.016cm">
          <text:p text:style-name="P2">cpu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" draw:text-style-name="P2" draw:layer="layout" svg:width="5.842cm" svg:height="9.144cm" svg:x="0.762cm" svg:y="6.096cm">
          <text:p text:style-name="P2">stack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8.796cm" svg:height="9.144cm" svg:x="7.874cm" svg:y="1.27cm">
          <draw:text-box>
            <text:p text:style-name="P4">// a in RCX, b in RDX, c in R8, d in R9, e pushed on stack</text:p>
            <text:p text:style-name="P4">using u64 = unsigned long long;</text:p>
            <text:p text:style-name="P4">void f1(u64 a, u64 b, u64 c, u64 d, u64 e)</text:p>
            <text:p text:style-name="P4">{</text:p>
            <text:p text:style-name="P4"><text:s text:c="4"/>//...</text:p>
            <text:p text:style-name="P4">}</text:p>
            <text:p text:style-name="P4"/>
            <text:p text:style-name="P4">int <text:s/>main()</text:p>
            <text:p text:style-name="P4">{</text:p>
            <text:p text:style-name="P4"><text:s text:c="4"/>f1(0,1,2,3,4);</text:p>
            <text:p text:style-name="P4"><text:s text:c="4"/>return 0;</text:p>
            <text:p text:style-name="P4">}</text:p>
          </draw:text-box>
        </draw:frame>
        <draw:frame draw:style-name="gr5" draw:text-style-name="P7" draw:layer="layout" svg:width="14.986cm" svg:height="14.577cm" svg:x="9.906cm" svg:y="0.254cm">
          <draw:text-box>
            <text:p text:style-name="P4"><text:span text:style-name="T1">f1(...)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mov <text:s text:c="4"/>qword ptr [rbp - 8], rdi</text:span></text:p>
            <text:p text:style-name="P4"><text:span text:style-name="T1"><text:s text:c="8"/></text:span><text:span text:style-name="T1">mov <text:s text:c="4"/>qword ptr [rbp - 16], rsi</text:span></text:p>
            <text:p text:style-name="P4"><text:span text:style-name="T1"><text:s text:c="8"/></text:span><text:span text:style-name="T1">mov <text:s text:c="4"/>qword ptr [rbp - 24], rdx</text:span></text:p>
            <text:p text:style-name="P4"><text:span text:style-name="T1"><text:s text:c="8"/></text:span><text:span text:style-name="T1">mov <text:s text:c="4"/>qword ptr [rbp - 32], rcx</text:span></text:p>
            <text:p text:style-name="P4"><text:span text:style-name="T1"><text:s text:c="8"/></text:span><text:span text:style-name="T1">mov <text:s text:c="4"/>qword ptr [rbp - 40], r8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  <text:p text:style-name="P4"><text:span text:style-name="T1">main: <text:s text:c="34"/># @main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sub <text:s text:c="4"/>rsp, 16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3"><text:s text:c="8"/></text:span><text:span text:style-name="T3">mov <text:s text:c="4"/>edi, eax</text:span></text:p>
            <text:p text:style-name="P4"><text:span text:style-name="T3"><text:s text:c="8"/></text:span><text:span text:style-name="T3">mov <text:s text:c="4"/>dword ptr [rbp - 4], 0</text:span></text:p>
            <text:p text:style-name="P4"><text:span text:style-name="T3"><text:s text:c="8"/></text:span><text:span text:style-name="T3">mov <text:s text:c="4"/>esi, 1</text:span></text:p>
            <text:p text:style-name="P4"><text:span text:style-name="T3"><text:s text:c="8"/></text:span><text:span text:style-name="T4">mov</text:span><text:span text:style-name="T3"> <text:s text:c="4"/>edx, 2</text:span></text:p>
            <text:p text:style-name="P4"><text:span text:style-name="T3"><text:s text:c="8"/></text:span><text:span text:style-name="T3">mov <text:s text:c="4"/>ecx, 3</text:span></text:p>
            <text:p text:style-name="P4"><text:span text:style-name="T3"><text:s text:c="8"/></text:span><text:span text:style-name="T3">mov <text:s text:c="4"/>r8d, 4</text:span></text:p>
            <text:p text:style-name="P4"><text:span text:style-name="T3"><text:s text:c="8"/></text:span><text:span text:style-name="T3">call <text:s text:c="3"/>f1(...)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1"><text:s text:c="8"/></text:span><text:span text:style-name="T1">add <text:s text:c="4"/>rsp, 16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</draw:text-box>
        </draw:frame>
        <draw:custom-shape draw:style-name="gr4" draw:text-style-name="P2" draw:layer="layout" svg:width="5.842cm" svg:height="4.826cm" svg:x="0.762cm" svg:y="1.016cm">
          <text:p text:style-name="P2">cpu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" draw:text-style-name="P2" draw:layer="layout" svg:width="5.842cm" svg:height="9.144cm" svg:x="0.762cm" svg:y="6.096cm">
          <text:p text:style-name="P2">stack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8.796cm" svg:height="9.144cm" svg:x="7.874cm" svg:y="1.27cm">
          <draw:text-box>
            <text:p text:style-name="P4">// a in RCX, b in RDX, c in R8, d in R9, e pushed on stack</text:p>
            <text:p text:style-name="P4">using u64 = unsigned long long;</text:p>
            <text:p text:style-name="P4">void f1(u64 a, u64 b, u64 c, u64 d, u64 e)</text:p>
            <text:p text:style-name="P4">{</text:p>
            <text:p text:style-name="P4"><text:s text:c="4"/>//...</text:p>
            <text:p text:style-name="P4">}</text:p>
            <text:p text:style-name="P4"/>
            <text:p text:style-name="P4">int <text:s/>main()</text:p>
            <text:p text:style-name="P4">{</text:p>
            <text:p text:style-name="P4"><text:s text:c="4"/>f1(0,1,2,3,4);</text:p>
            <text:p text:style-name="P4"><text:s text:c="4"/>return 0;</text:p>
            <text:p text:style-name="P4">}</text:p>
          </draw:text-box>
        </draw:frame>
        <draw:frame draw:style-name="gr5" draw:text-style-name="P7" draw:layer="layout" svg:width="14.986cm" svg:height="14.577cm" svg:x="9.906cm" svg:y="0.254cm">
          <draw:text-box>
            <text:p text:style-name="P4"><text:span text:style-name="T1">f1(...)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mov <text:s text:c="4"/>qword ptr [rbp - 8], rdi</text:span></text:p>
            <text:p text:style-name="P4"><text:span text:style-name="T1"><text:s text:c="8"/></text:span><text:span text:style-name="T1">mov <text:s text:c="4"/>qword ptr [rbp - 16], rsi</text:span></text:p>
            <text:p text:style-name="P4"><text:span text:style-name="T1"><text:s text:c="8"/></text:span><text:span text:style-name="T1">mov <text:s text:c="4"/>qword ptr [rbp - 24], rdx</text:span></text:p>
            <text:p text:style-name="P4"><text:span text:style-name="T1"><text:s text:c="8"/></text:span><text:span text:style-name="T1">mov <text:s text:c="4"/>qword ptr [rbp - 32], rcx</text:span></text:p>
            <text:p text:style-name="P4"><text:span text:style-name="T1"><text:s text:c="8"/></text:span><text:span text:style-name="T1">mov <text:s text:c="4"/>qword ptr [rbp - 40], r8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  <text:p text:style-name="P4"><text:span text:style-name="T1">main: <text:s text:c="34"/># @main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sub <text:s text:c="4"/>rsp, 16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3"><text:s text:c="8"/></text:span><text:span text:style-name="T3">mov <text:s text:c="4"/>edi, eax</text:span></text:p>
            <text:p text:style-name="P4"><text:span text:style-name="T3"><text:s text:c="8"/></text:span><text:span text:style-name="T3">mov <text:s text:c="4"/>dword ptr [rbp - 4], 0</text:span></text:p>
            <text:p text:style-name="P4"><text:span text:style-name="T3"><text:s text:c="8"/></text:span><text:span text:style-name="T3">mov <text:s text:c="4"/>esi, 1</text:span></text:p>
            <text:p text:style-name="P4"><text:span text:style-name="T3"><text:s text:c="8"/></text:span><text:span text:style-name="T4">mov</text:span><text:span text:style-name="T3"> <text:s text:c="4"/>edx, 2</text:span></text:p>
            <text:p text:style-name="P4"><text:span text:style-name="T3"><text:s text:c="8"/></text:span><text:span text:style-name="T3">mov <text:s text:c="4"/>ecx, 3</text:span></text:p>
            <text:p text:style-name="P4"><text:span text:style-name="T3"><text:s text:c="8"/></text:span><text:span text:style-name="T3">mov <text:s text:c="4"/>r8d, 4</text:span></text:p>
            <text:p text:style-name="P4"><text:span text:style-name="T3"><text:s text:c="8"/></text:span><text:span text:style-name="T3">call <text:s text:c="3"/>f1(...)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1"><text:s text:c="8"/></text:span><text:span text:style-name="T1">add <text:s text:c="4"/>rsp, 16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</draw:text-box>
        </draw:frame>
        <draw:custom-shape draw:style-name="gr4" draw:text-style-name="P2" draw:layer="layout" svg:width="5.842cm" svg:height="4.826cm" svg:x="0.762cm" svg:y="1.01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1.27cm">
          <text:p text:style-name="P8">Eax=???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016cm" svg:height="0.762cm" svg:x="10.16cm" svg:y="8.0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0" draw:layer="layout" svg:width="14.224cm" svg:height="0.762cm" svg:x="13.462cm" svg:y="14.732cm">
          <draw:text-box>
            <text:p><text:span text:style-name="T5">https://docs.microsoft.com/en-us/windows-hardware/drivers/debugger/x64-architectur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" draw:text-style-name="P2" draw:layer="layout" svg:width="5.842cm" svg:height="9.144cm" svg:x="0.762cm" svg:y="6.096cm">
          <text:p text:style-name="P2">stack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8.796cm" svg:height="9.144cm" svg:x="7.874cm" svg:y="1.27cm">
          <draw:text-box>
            <text:p text:style-name="P4">// a in RCX, b in RDX, c in R8, d in R9, e pushed on stack</text:p>
            <text:p text:style-name="P4">using u64 = unsigned long long;</text:p>
            <text:p text:style-name="P4">void f1(u64 a, u64 b, u64 c, u64 d, u64 e)</text:p>
            <text:p text:style-name="P4">{</text:p>
            <text:p text:style-name="P4"><text:s text:c="4"/>//...</text:p>
            <text:p text:style-name="P4">}</text:p>
            <text:p text:style-name="P4"/>
            <text:p text:style-name="P4">int <text:s/>main()</text:p>
            <text:p text:style-name="P4">{</text:p>
            <text:p text:style-name="P4"><text:s text:c="4"/>f1(0,1,2,3,4);</text:p>
            <text:p text:style-name="P4"><text:s text:c="4"/>return 0;</text:p>
            <text:p text:style-name="P4">}</text:p>
          </draw:text-box>
        </draw:frame>
        <draw:frame draw:style-name="gr5" draw:text-style-name="P7" draw:layer="layout" svg:width="14.986cm" svg:height="14.577cm" svg:x="9.906cm" svg:y="0.254cm">
          <draw:text-box>
            <text:p text:style-name="P4"><text:span text:style-name="T1">f1(...)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mov <text:s text:c="4"/>qword ptr [rbp - 8], rdi</text:span></text:p>
            <text:p text:style-name="P4"><text:span text:style-name="T1"><text:s text:c="8"/></text:span><text:span text:style-name="T1">mov <text:s text:c="4"/>qword ptr [rbp - 16], rsi</text:span></text:p>
            <text:p text:style-name="P4"><text:span text:style-name="T1"><text:s text:c="8"/></text:span><text:span text:style-name="T1">mov <text:s text:c="4"/>qword ptr [rbp - 24], rdx</text:span></text:p>
            <text:p text:style-name="P4"><text:span text:style-name="T1"><text:s text:c="8"/></text:span><text:span text:style-name="T1">mov <text:s text:c="4"/>qword ptr [rbp - 32], rcx</text:span></text:p>
            <text:p text:style-name="P4"><text:span text:style-name="T1"><text:s text:c="8"/></text:span><text:span text:style-name="T1">mov <text:s text:c="4"/>qword ptr [rbp - 40], r8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  <text:p text:style-name="P4"><text:span text:style-name="T1">main: <text:s text:c="34"/># @main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sub <text:s text:c="4"/>rsp, 16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3"><text:s text:c="8"/></text:span><text:span text:style-name="T3">mov <text:s text:c="4"/>edi, eax</text:span></text:p>
            <text:p text:style-name="P4"><text:span text:style-name="T3"><text:s text:c="8"/></text:span><text:span text:style-name="T3">mov <text:s text:c="4"/>dword ptr [rbp - 4], 0</text:span></text:p>
            <text:p text:style-name="P4"><text:span text:style-name="T3"><text:s text:c="8"/></text:span><text:span text:style-name="T3">mov <text:s text:c="4"/>esi, 1</text:span></text:p>
            <text:p text:style-name="P4"><text:span text:style-name="T3"><text:s text:c="8"/></text:span><text:span text:style-name="T4">mov</text:span><text:span text:style-name="T3"> <text:s text:c="4"/>edx, 2</text:span></text:p>
            <text:p text:style-name="P4"><text:span text:style-name="T3"><text:s text:c="8"/></text:span><text:span text:style-name="T3">mov <text:s text:c="4"/>ecx, 3</text:span></text:p>
            <text:p text:style-name="P4"><text:span text:style-name="T3"><text:s text:c="8"/></text:span><text:span text:style-name="T3">mov <text:s text:c="4"/>r8d, 4</text:span></text:p>
            <text:p text:style-name="P4"><text:span text:style-name="T3"><text:s text:c="8"/></text:span><text:span text:style-name="T3">call <text:s text:c="3"/>f1(...)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1"><text:s text:c="8"/></text:span><text:span text:style-name="T1">add <text:s text:c="4"/>rsp, 16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</draw:text-box>
        </draw:frame>
        <draw:custom-shape draw:style-name="gr4" draw:text-style-name="P2" draw:layer="layout" svg:width="5.842cm" svg:height="4.826cm" svg:x="0.762cm" svg:y="1.01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1.27cm">
          <text:p text:style-name="P8">Eax=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016cm" svg:height="0.762cm" svg:x="10.16cm" svg:y="8.0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2" draw:text-style-name="P2" draw:layer="layout" svg:width="5.842cm" svg:height="9.144cm" svg:x="0.762cm" svg:y="6.096cm">
          <text:p text:style-name="P2">stack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8.796cm" svg:height="9.144cm" svg:x="7.874cm" svg:y="1.27cm">
          <draw:text-box>
            <text:p text:style-name="P4">// a in RCX, b in RDX, c in R8, d in R9, e pushed on stack</text:p>
            <text:p text:style-name="P4">using u64 = unsigned long long;</text:p>
            <text:p text:style-name="P4">void f1(u64 a, u64 b, u64 c, u64 d, u64 e)</text:p>
            <text:p text:style-name="P4">{</text:p>
            <text:p text:style-name="P4"><text:s text:c="4"/>//...</text:p>
            <text:p text:style-name="P4">}</text:p>
            <text:p text:style-name="P4"/>
            <text:p text:style-name="P4">int <text:s/>main()</text:p>
            <text:p text:style-name="P4">{</text:p>
            <text:p text:style-name="P4"><text:s text:c="4"/>f1(0,1,2,3,4);</text:p>
            <text:p text:style-name="P4"><text:s text:c="4"/>return 0;</text:p>
            <text:p text:style-name="P4">}</text:p>
          </draw:text-box>
        </draw:frame>
        <draw:frame draw:style-name="gr5" draw:text-style-name="P7" draw:layer="layout" svg:width="14.986cm" svg:height="14.577cm" svg:x="9.906cm" svg:y="0.254cm">
          <draw:text-box>
            <text:p text:style-name="P4"><text:span text:style-name="T1">f1(...)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mov <text:s text:c="4"/>qword ptr [rbp - 8], rdi</text:span></text:p>
            <text:p text:style-name="P4"><text:span text:style-name="T1"><text:s text:c="8"/></text:span><text:span text:style-name="T1">mov <text:s text:c="4"/>qword ptr [rbp - 16], rsi</text:span></text:p>
            <text:p text:style-name="P4"><text:span text:style-name="T1"><text:s text:c="8"/></text:span><text:span text:style-name="T1">mov <text:s text:c="4"/>qword ptr [rbp - 24], rdx</text:span></text:p>
            <text:p text:style-name="P4"><text:span text:style-name="T1"><text:s text:c="8"/></text:span><text:span text:style-name="T1">mov <text:s text:c="4"/>qword ptr [rbp - 32], rcx</text:span></text:p>
            <text:p text:style-name="P4"><text:span text:style-name="T1"><text:s text:c="8"/></text:span><text:span text:style-name="T1">mov <text:s text:c="4"/>qword ptr [rbp - 40], r8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  <text:p text:style-name="P4"><text:span text:style-name="T1">main: <text:s text:c="34"/># @main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sub <text:s text:c="4"/>rsp, 16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3"><text:s text:c="8"/></text:span><text:span text:style-name="T3">mov <text:s text:c="4"/>edi, eax</text:span></text:p>
            <text:p text:style-name="P4"><text:span text:style-name="T3"><text:s text:c="8"/></text:span><text:span text:style-name="T3">mov <text:s text:c="4"/>dword ptr [rbp - 4], 0</text:span></text:p>
            <text:p text:style-name="P4"><text:span text:style-name="T3"><text:s text:c="8"/></text:span><text:span text:style-name="T3">mov <text:s text:c="4"/>esi, 1</text:span></text:p>
            <text:p text:style-name="P4"><text:span text:style-name="T3"><text:s text:c="8"/></text:span><text:span text:style-name="T4">mov</text:span><text:span text:style-name="T3"> <text:s text:c="4"/>edx, 2</text:span></text:p>
            <text:p text:style-name="P4"><text:span text:style-name="T3"><text:s text:c="8"/></text:span><text:span text:style-name="T3">mov <text:s text:c="4"/>ecx, 3</text:span></text:p>
            <text:p text:style-name="P4"><text:span text:style-name="T3"><text:s text:c="8"/></text:span><text:span text:style-name="T3">mov <text:s text:c="4"/>r8d, 4</text:span></text:p>
            <text:p text:style-name="P4"><text:span text:style-name="T3"><text:s text:c="8"/></text:span><text:span text:style-name="T3">call <text:s text:c="3"/>f1(...)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1"><text:s text:c="8"/></text:span><text:span text:style-name="T1">add <text:s text:c="4"/>rsp, 16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</draw:text-box>
        </draw:frame>
        <draw:custom-shape draw:style-name="gr4" draw:text-style-name="P2" draw:layer="layout" svg:width="5.842cm" svg:height="4.826cm" svg:x="0.762cm" svg:y="1.01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1.27cm">
          <text:p text:style-name="P8">Eax=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016cm" svg:height="0.762cm" svg:x="10.16cm" svg:y="8.5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2.54cm" svg:height="0.762cm" svg:x="1.016cm" svg:y="2.286cm">
          <text:p text:style-name="P8">Edi=???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2" draw:text-style-name="P2" draw:layer="layout" svg:width="5.842cm" svg:height="9.144cm" svg:x="0.762cm" svg:y="6.096cm">
          <text:p text:style-name="P2">stack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8.796cm" svg:height="9.144cm" svg:x="7.874cm" svg:y="1.27cm">
          <draw:text-box>
            <text:p text:style-name="P4">// a in RCX, b in RDX, c in R8, d in R9, e pushed on stack</text:p>
            <text:p text:style-name="P4">using u64 = unsigned long long;</text:p>
            <text:p text:style-name="P4">void f1(u64 a, u64 b, u64 c, u64 d, u64 e)</text:p>
            <text:p text:style-name="P4">{</text:p>
            <text:p text:style-name="P4"><text:s text:c="4"/>//...</text:p>
            <text:p text:style-name="P4">}</text:p>
            <text:p text:style-name="P4"/>
            <text:p text:style-name="P4">int <text:s/>main()</text:p>
            <text:p text:style-name="P4">{</text:p>
            <text:p text:style-name="P4"><text:s text:c="4"/>f1(0,1,2,3,4);</text:p>
            <text:p text:style-name="P4"><text:s text:c="4"/>return 0;</text:p>
            <text:p text:style-name="P4">}</text:p>
          </draw:text-box>
        </draw:frame>
        <draw:frame draw:style-name="gr5" draw:text-style-name="P7" draw:layer="layout" svg:width="14.986cm" svg:height="14.577cm" svg:x="9.906cm" svg:y="0.254cm">
          <draw:text-box>
            <text:p text:style-name="P4"><text:span text:style-name="T1">f1(...)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mov <text:s text:c="4"/>qword ptr [rbp - 8], rdi</text:span></text:p>
            <text:p text:style-name="P4"><text:span text:style-name="T1"><text:s text:c="8"/></text:span><text:span text:style-name="T1">mov <text:s text:c="4"/>qword ptr [rbp - 16], rsi</text:span></text:p>
            <text:p text:style-name="P4"><text:span text:style-name="T1"><text:s text:c="8"/></text:span><text:span text:style-name="T1">mov <text:s text:c="4"/>qword ptr [rbp - 24], rdx</text:span></text:p>
            <text:p text:style-name="P4"><text:span text:style-name="T1"><text:s text:c="8"/></text:span><text:span text:style-name="T1">mov <text:s text:c="4"/>qword ptr [rbp - 32], rcx</text:span></text:p>
            <text:p text:style-name="P4"><text:span text:style-name="T1"><text:s text:c="8"/></text:span><text:span text:style-name="T1">mov <text:s text:c="4"/>qword ptr [rbp - 40], r8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  <text:p text:style-name="P4"><text:span text:style-name="T1">main: <text:s text:c="34"/># @main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sub <text:s text:c="4"/>rsp, 16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3"><text:s text:c="8"/></text:span><text:span text:style-name="T3">mov <text:s text:c="4"/>edi, eax</text:span></text:p>
            <text:p text:style-name="P4"><text:span text:style-name="T3"><text:s text:c="8"/></text:span><text:span text:style-name="T3">mov <text:s text:c="4"/>dword ptr [rbp - 4], 0</text:span></text:p>
            <text:p text:style-name="P4"><text:span text:style-name="T3"><text:s text:c="8"/></text:span><text:span text:style-name="T3">mov <text:s text:c="4"/>esi, 1</text:span></text:p>
            <text:p text:style-name="P4"><text:span text:style-name="T3"><text:s text:c="8"/></text:span><text:span text:style-name="T4">mov</text:span><text:span text:style-name="T3"> <text:s text:c="4"/>edx, 2</text:span></text:p>
            <text:p text:style-name="P4"><text:span text:style-name="T3"><text:s text:c="8"/></text:span><text:span text:style-name="T3">mov <text:s text:c="4"/>ecx, 3</text:span></text:p>
            <text:p text:style-name="P4"><text:span text:style-name="T3"><text:s text:c="8"/></text:span><text:span text:style-name="T3">mov <text:s text:c="4"/>r8d, 4</text:span></text:p>
            <text:p text:style-name="P4"><text:span text:style-name="T3"><text:s text:c="8"/></text:span><text:span text:style-name="T3">call <text:s text:c="3"/>f1(...)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1"><text:s text:c="8"/></text:span><text:span text:style-name="T1">add <text:s text:c="4"/>rsp, 16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</draw:text-box>
        </draw:frame>
        <draw:custom-shape draw:style-name="gr4" draw:text-style-name="P2" draw:layer="layout" svg:width="5.842cm" svg:height="4.826cm" svg:x="0.762cm" svg:y="1.01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1.27cm">
          <text:p text:style-name="P8">Eax=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016cm" svg:height="0.762cm" svg:x="10.16cm" svg:y="8.5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2.54cm" svg:height="0.762cm" svg:x="1.016cm" svg:y="2.286cm">
          <text:p text:style-name="P8">Edi=0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2" draw:text-style-name="P2" draw:layer="layout" svg:width="5.842cm" svg:height="9.144cm" svg:x="0.762cm" svg:y="6.096cm">
          <text:p text:style-name="P2">stack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8.796cm" svg:height="9.144cm" svg:x="7.874cm" svg:y="1.27cm">
          <draw:text-box>
            <text:p text:style-name="P4">// a in RCX, b in RDX, c in R8, d in R9, e pushed on stack</text:p>
            <text:p text:style-name="P4">using u64 = unsigned long long;</text:p>
            <text:p text:style-name="P4">void f1(u64 a, u64 b, u64 c, u64 d, u64 e)</text:p>
            <text:p text:style-name="P4">{</text:p>
            <text:p text:style-name="P4"><text:s text:c="4"/>//...</text:p>
            <text:p text:style-name="P4">}</text:p>
            <text:p text:style-name="P4"/>
            <text:p text:style-name="P4">int <text:s/>main()</text:p>
            <text:p text:style-name="P4">{</text:p>
            <text:p text:style-name="P4"><text:s text:c="4"/>f1(0,1,2,3,4);</text:p>
            <text:p text:style-name="P4"><text:s text:c="4"/>return 0;</text:p>
            <text:p text:style-name="P4">}</text:p>
          </draw:text-box>
        </draw:frame>
        <draw:frame draw:style-name="gr5" draw:text-style-name="P7" draw:layer="layout" svg:width="14.986cm" svg:height="14.577cm" svg:x="9.906cm" svg:y="0.254cm">
          <draw:text-box>
            <text:p text:style-name="P4"><text:span text:style-name="T1">f1(...)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mov <text:s text:c="4"/>qword ptr [rbp - 8], rdi</text:span></text:p>
            <text:p text:style-name="P4"><text:span text:style-name="T1"><text:s text:c="8"/></text:span><text:span text:style-name="T1">mov <text:s text:c="4"/>qword ptr [rbp - 16], rsi</text:span></text:p>
            <text:p text:style-name="P4"><text:span text:style-name="T1"><text:s text:c="8"/></text:span><text:span text:style-name="T1">mov <text:s text:c="4"/>qword ptr [rbp - 24], rdx</text:span></text:p>
            <text:p text:style-name="P4"><text:span text:style-name="T1"><text:s text:c="8"/></text:span><text:span text:style-name="T1">mov <text:s text:c="4"/>qword ptr [rbp - 32], rcx</text:span></text:p>
            <text:p text:style-name="P4"><text:span text:style-name="T1"><text:s text:c="8"/></text:span><text:span text:style-name="T1">mov <text:s text:c="4"/>qword ptr [rbp - 40], r8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  <text:p text:style-name="P4"><text:span text:style-name="T1">main: <text:s text:c="34"/># @main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sub <text:s text:c="4"/>rsp, 16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3"><text:s text:c="8"/></text:span><text:span text:style-name="T3">mov <text:s text:c="4"/>edi, eax</text:span></text:p>
            <text:p text:style-name="P4"><text:span text:style-name="T3"><text:s text:c="8"/></text:span><text:span text:style-name="T3">mov <text:s text:c="4"/>dword ptr [rbp - 4], 0</text:span></text:p>
            <text:p text:style-name="P4"><text:span text:style-name="T3"><text:s text:c="8"/></text:span><text:span text:style-name="T3">mov <text:s text:c="4"/>esi, 1</text:span></text:p>
            <text:p text:style-name="P4"><text:span text:style-name="T3"><text:s text:c="8"/></text:span><text:span text:style-name="T4">mov</text:span><text:span text:style-name="T3"> <text:s text:c="4"/>edx, 2</text:span></text:p>
            <text:p text:style-name="P4"><text:span text:style-name="T3"><text:s text:c="8"/></text:span><text:span text:style-name="T3">mov <text:s text:c="4"/>ecx, 3</text:span></text:p>
            <text:p text:style-name="P4"><text:span text:style-name="T3"><text:s text:c="8"/></text:span><text:span text:style-name="T3">mov <text:s text:c="4"/>r8d, 4</text:span></text:p>
            <text:p text:style-name="P4"><text:span text:style-name="T3"><text:s text:c="8"/></text:span><text:span text:style-name="T3">call <text:s text:c="3"/>f1(...)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1"><text:s text:c="8"/></text:span><text:span text:style-name="T1">add <text:s text:c="4"/>rsp, 16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</draw:text-box>
        </draw:frame>
        <draw:custom-shape draw:style-name="gr4" draw:text-style-name="P2" draw:layer="layout" svg:width="5.842cm" svg:height="4.826cm" svg:x="0.762cm" svg:y="1.01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1.27cm">
          <text:p text:style-name="P8">Eax=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016cm" svg:height="0.762cm" svg:x="10.16cm" svg:y="9.1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2.54cm" svg:height="0.762cm" svg:x="1.016cm" svg:y="2.286cm">
          <text:p text:style-name="P8">Edi=0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56cm" svg:height="0.762cm" svg:x="2.54cm" svg:y="13.716cm">
          <text:p text:style-name="P8">????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016cm" svg:y="13.716cm">
          <text:p text:style-name="P11"><text:span text:style-name="T6">rb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2" draw:text-style-name="P2" draw:layer="layout" svg:width="5.842cm" svg:height="9.144cm" svg:x="0.762cm" svg:y="6.096cm">
          <text:p text:style-name="P2">stack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8.796cm" svg:height="9.144cm" svg:x="7.874cm" svg:y="1.27cm">
          <draw:text-box>
            <text:p text:style-name="P4">// a in RCX, b in RDX, c in R8, d in R9, e pushed on stack</text:p>
            <text:p text:style-name="P4">using u64 = unsigned long long;</text:p>
            <text:p text:style-name="P4">void f1(u64 a, u64 b, u64 c, u64 d, u64 e)</text:p>
            <text:p text:style-name="P4">{</text:p>
            <text:p text:style-name="P4"><text:s text:c="4"/>//...</text:p>
            <text:p text:style-name="P4">}</text:p>
            <text:p text:style-name="P4"/>
            <text:p text:style-name="P4">int <text:s/>main()</text:p>
            <text:p text:style-name="P4">{</text:p>
            <text:p text:style-name="P4"><text:s text:c="4"/>f1(0,1,2,3,4);</text:p>
            <text:p text:style-name="P4"><text:s text:c="4"/>return 0;</text:p>
            <text:p text:style-name="P4">}</text:p>
          </draw:text-box>
        </draw:frame>
        <draw:frame draw:style-name="gr5" draw:text-style-name="P7" draw:layer="layout" svg:width="14.986cm" svg:height="14.577cm" svg:x="9.906cm" svg:y="0.254cm">
          <draw:text-box>
            <text:p text:style-name="P4"><text:span text:style-name="T1">f1(...)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mov <text:s text:c="4"/>qword ptr [rbp - 8], rdi</text:span></text:p>
            <text:p text:style-name="P4"><text:span text:style-name="T1"><text:s text:c="8"/></text:span><text:span text:style-name="T1">mov <text:s text:c="4"/>qword ptr [rbp - 16], rsi</text:span></text:p>
            <text:p text:style-name="P4"><text:span text:style-name="T1"><text:s text:c="8"/></text:span><text:span text:style-name="T1">mov <text:s text:c="4"/>qword ptr [rbp - 24], rdx</text:span></text:p>
            <text:p text:style-name="P4"><text:span text:style-name="T1"><text:s text:c="8"/></text:span><text:span text:style-name="T1">mov <text:s text:c="4"/>qword ptr [rbp - 32], rcx</text:span></text:p>
            <text:p text:style-name="P4"><text:span text:style-name="T1"><text:s text:c="8"/></text:span><text:span text:style-name="T1">mov <text:s text:c="4"/>qword ptr [rbp - 40], r8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  <text:p text:style-name="P4"><text:span text:style-name="T1">main: <text:s text:c="34"/># @main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sub <text:s text:c="4"/>rsp, 16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3"><text:s text:c="8"/></text:span><text:span text:style-name="T3">mov <text:s text:c="4"/>edi, eax</text:span></text:p>
            <text:p text:style-name="P4"><text:span text:style-name="T3"><text:s text:c="8"/></text:span><text:span text:style-name="T3">mov <text:s text:c="4"/>dword ptr [rbp - 4], 0</text:span></text:p>
            <text:p text:style-name="P4"><text:span text:style-name="T3"><text:s text:c="8"/></text:span><text:span text:style-name="T3">mov <text:s text:c="4"/>esi, 1</text:span></text:p>
            <text:p text:style-name="P4"><text:span text:style-name="T3"><text:s text:c="8"/></text:span><text:span text:style-name="T4">mov</text:span><text:span text:style-name="T3"> <text:s text:c="4"/>edx, 2</text:span></text:p>
            <text:p text:style-name="P4"><text:span text:style-name="T3"><text:s text:c="8"/></text:span><text:span text:style-name="T3">mov <text:s text:c="4"/>ecx, 3</text:span></text:p>
            <text:p text:style-name="P4"><text:span text:style-name="T3"><text:s text:c="8"/></text:span><text:span text:style-name="T3">mov <text:s text:c="4"/>r8d, 4</text:span></text:p>
            <text:p text:style-name="P4"><text:span text:style-name="T3"><text:s text:c="8"/></text:span><text:span text:style-name="T3">call <text:s text:c="3"/>f1(...)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1"><text:s text:c="8"/></text:span><text:span text:style-name="T1">add <text:s text:c="4"/>rsp, 16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</draw:text-box>
        </draw:frame>
        <draw:custom-shape draw:style-name="gr4" draw:text-style-name="P2" draw:layer="layout" svg:width="5.842cm" svg:height="4.826cm" svg:x="0.762cm" svg:y="1.01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1.27cm">
          <text:p text:style-name="P8">Eax=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016cm" svg:height="0.762cm" svg:x="10.16cm" svg:y="9.1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2.54cm" svg:height="0.762cm" svg:x="1.016cm" svg:y="2.286cm">
          <text:p text:style-name="P8">Edi=0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56cm" svg:height="0.762cm" svg:x="2.54cm" svg:y="13.716cm">
          <text:p text:style-name="P8">????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016cm" svg:y="13.716cm">
          <text:p text:style-name="P11"><text:span text:style-name="T6">rb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3.556cm" svg:height="0.762cm" svg:x="2.54cm" svg:y="12.9cm">
          <text:p text:style-name="P8">0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2" draw:text-style-name="P2" draw:layer="layout" svg:width="5.842cm" svg:height="9.144cm" svg:x="0.762cm" svg:y="6.096cm">
          <text:p text:style-name="P2">stack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8.796cm" svg:height="9.144cm" svg:x="7.874cm" svg:y="1.27cm">
          <draw:text-box>
            <text:p text:style-name="P4">// a in RCX, b in RDX, c in R8, d in R9, e pushed on stack</text:p>
            <text:p text:style-name="P4">using u64 = unsigned long long;</text:p>
            <text:p text:style-name="P4">void f1(u64 a, u64 b, u64 c, u64 d, u64 e)</text:p>
            <text:p text:style-name="P4">{</text:p>
            <text:p text:style-name="P4"><text:s text:c="4"/>//...</text:p>
            <text:p text:style-name="P4">}</text:p>
            <text:p text:style-name="P4"/>
            <text:p text:style-name="P4">int <text:s/>main()</text:p>
            <text:p text:style-name="P4">{</text:p>
            <text:p text:style-name="P4"><text:s text:c="4"/>f1(0,1,2,3,4);</text:p>
            <text:p text:style-name="P4"><text:s text:c="4"/>return 0;</text:p>
            <text:p text:style-name="P4">}</text:p>
          </draw:text-box>
        </draw:frame>
        <draw:frame draw:style-name="gr5" draw:text-style-name="P7" draw:layer="layout" svg:width="14.986cm" svg:height="14.577cm" svg:x="9.906cm" svg:y="0.254cm">
          <draw:text-box>
            <text:p text:style-name="P4"><text:span text:style-name="T1">f1(...)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mov <text:s text:c="4"/>qword ptr [rbp - 8], rdi</text:span></text:p>
            <text:p text:style-name="P4"><text:span text:style-name="T1"><text:s text:c="8"/></text:span><text:span text:style-name="T1">mov <text:s text:c="4"/>qword ptr [rbp - 16], rsi</text:span></text:p>
            <text:p text:style-name="P4"><text:span text:style-name="T1"><text:s text:c="8"/></text:span><text:span text:style-name="T1">mov <text:s text:c="4"/>qword ptr [rbp - 24], rdx</text:span></text:p>
            <text:p text:style-name="P4"><text:span text:style-name="T1"><text:s text:c="8"/></text:span><text:span text:style-name="T1">mov <text:s text:c="4"/>qword ptr [rbp - 32], rcx</text:span></text:p>
            <text:p text:style-name="P4"><text:span text:style-name="T1"><text:s text:c="8"/></text:span><text:span text:style-name="T1">mov <text:s text:c="4"/>qword ptr [rbp - 40], r8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  <text:p text:style-name="P4"><text:span text:style-name="T1">main: <text:s text:c="34"/># @main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sub <text:s text:c="4"/>rsp, 16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3"><text:s text:c="8"/></text:span><text:span text:style-name="T3">mov <text:s text:c="4"/>edi, eax</text:span></text:p>
            <text:p text:style-name="P4"><text:span text:style-name="T3"><text:s text:c="8"/></text:span><text:span text:style-name="T3">mov <text:s text:c="4"/>dword ptr [rbp - 4], 0</text:span></text:p>
            <text:p text:style-name="P4"><text:span text:style-name="T3"><text:s text:c="8"/></text:span><text:span text:style-name="T3">mov <text:s text:c="4"/>esi, 1</text:span></text:p>
            <text:p text:style-name="P4"><text:span text:style-name="T3"><text:s text:c="8"/></text:span><text:span text:style-name="T4">mov</text:span><text:span text:style-name="T3"> <text:s text:c="4"/>edx, 2</text:span></text:p>
            <text:p text:style-name="P4"><text:span text:style-name="T3"><text:s text:c="8"/></text:span><text:span text:style-name="T3">mov <text:s text:c="4"/>ecx, 3</text:span></text:p>
            <text:p text:style-name="P4"><text:span text:style-name="T3"><text:s text:c="8"/></text:span><text:span text:style-name="T3">mov <text:s text:c="4"/>r8d, 4</text:span></text:p>
            <text:p text:style-name="P4"><text:span text:style-name="T3"><text:s text:c="8"/></text:span><text:span text:style-name="T3">call <text:s text:c="3"/>f1(...)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1"><text:s text:c="8"/></text:span><text:span text:style-name="T1">add <text:s text:c="4"/>rsp, 16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</draw:text-box>
        </draw:frame>
        <draw:custom-shape draw:style-name="gr4" draw:text-style-name="P2" draw:layer="layout" svg:width="5.842cm" svg:height="4.826cm" svg:x="0.762cm" svg:y="1.01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1.27cm">
          <text:p text:style-name="P8">Eax=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016cm" svg:height="0.762cm" svg:x="10.16cm" svg:y="9.6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2.54cm" svg:height="0.762cm" svg:x="1.016cm" svg:y="2.286cm">
          <text:p text:style-name="P8">Edi=0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56cm" svg:height="0.762cm" svg:x="2.54cm" svg:y="13.716cm">
          <text:p text:style-name="P8">????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016cm" svg:y="13.716cm">
          <text:p text:style-name="P11"><text:span text:style-name="T6">rb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3.556cm" svg:height="0.762cm" svg:x="2.54cm" svg:y="12.9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3.302cm">
          <text:p text:style-name="P8">Esi=?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2" draw:text-style-name="P2" draw:layer="layout" svg:width="5.842cm" svg:height="9.144cm" svg:x="0.762cm" svg:y="6.096cm">
          <text:p text:style-name="P2">stack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8.796cm" svg:height="9.144cm" svg:x="7.874cm" svg:y="1.27cm">
          <draw:text-box>
            <text:p text:style-name="P4">// a in RCX, b in RDX, c in R8, d in R9, e pushed on stack</text:p>
            <text:p text:style-name="P4">using u64 = unsigned long long;</text:p>
            <text:p text:style-name="P4">void f1(u64 a, u64 b, u64 c, u64 d, u64 e)</text:p>
            <text:p text:style-name="P4">{</text:p>
            <text:p text:style-name="P4"><text:s text:c="4"/>//...</text:p>
            <text:p text:style-name="P4">}</text:p>
            <text:p text:style-name="P4"/>
            <text:p text:style-name="P4">int <text:s/>main()</text:p>
            <text:p text:style-name="P4">{</text:p>
            <text:p text:style-name="P4"><text:s text:c="4"/>f1(0,1,2,3,4);</text:p>
            <text:p text:style-name="P4"><text:s text:c="4"/>return 0;</text:p>
            <text:p text:style-name="P4">}</text:p>
          </draw:text-box>
        </draw:frame>
        <draw:frame draw:style-name="gr5" draw:text-style-name="P7" draw:layer="layout" svg:width="14.986cm" svg:height="14.577cm" svg:x="9.906cm" svg:y="0.254cm">
          <draw:text-box>
            <text:p text:style-name="P4"><text:span text:style-name="T1">f1(...)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mov <text:s text:c="4"/>qword ptr [rbp - 8], rdi</text:span></text:p>
            <text:p text:style-name="P4"><text:span text:style-name="T1"><text:s text:c="8"/></text:span><text:span text:style-name="T1">mov <text:s text:c="4"/>qword ptr [rbp - 16], rsi</text:span></text:p>
            <text:p text:style-name="P4"><text:span text:style-name="T1"><text:s text:c="8"/></text:span><text:span text:style-name="T1">mov <text:s text:c="4"/>qword ptr [rbp - 24], rdx</text:span></text:p>
            <text:p text:style-name="P4"><text:span text:style-name="T1"><text:s text:c="8"/></text:span><text:span text:style-name="T1">mov <text:s text:c="4"/>qword ptr [rbp - 32], rcx</text:span></text:p>
            <text:p text:style-name="P4"><text:span text:style-name="T1"><text:s text:c="8"/></text:span><text:span text:style-name="T1">mov <text:s text:c="4"/>qword ptr [rbp - 40], r8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  <text:p text:style-name="P4"><text:span text:style-name="T1">main: <text:s text:c="34"/># @main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sub <text:s text:c="4"/>rsp, 16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3"><text:s text:c="8"/></text:span><text:span text:style-name="T3">mov <text:s text:c="4"/>edi, eax</text:span></text:p>
            <text:p text:style-name="P4"><text:span text:style-name="T3"><text:s text:c="8"/></text:span><text:span text:style-name="T3">mov <text:s text:c="4"/>dword ptr [rbp - 4], 0</text:span></text:p>
            <text:p text:style-name="P4"><text:span text:style-name="T3"><text:s text:c="8"/></text:span><text:span text:style-name="T3">mov <text:s text:c="4"/>esi, 1</text:span></text:p>
            <text:p text:style-name="P4"><text:span text:style-name="T3"><text:s text:c="8"/></text:span><text:span text:style-name="T4">mov</text:span><text:span text:style-name="T3"> <text:s text:c="4"/>edx, 2</text:span></text:p>
            <text:p text:style-name="P4"><text:span text:style-name="T3"><text:s text:c="8"/></text:span><text:span text:style-name="T3">mov <text:s text:c="4"/>ecx, 3</text:span></text:p>
            <text:p text:style-name="P4"><text:span text:style-name="T3"><text:s text:c="8"/></text:span><text:span text:style-name="T3">mov <text:s text:c="4"/>r8d, 4</text:span></text:p>
            <text:p text:style-name="P4"><text:span text:style-name="T3"><text:s text:c="8"/></text:span><text:span text:style-name="T3">call <text:s text:c="3"/>f1(...)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1"><text:s text:c="8"/></text:span><text:span text:style-name="T1">add <text:s text:c="4"/>rsp, 16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</draw:text-box>
        </draw:frame>
        <draw:custom-shape draw:style-name="gr4" draw:text-style-name="P2" draw:layer="layout" svg:width="5.842cm" svg:height="4.826cm" svg:x="0.762cm" svg:y="1.01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1.27cm">
          <text:p text:style-name="P8">Eax=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016cm" svg:height="0.762cm" svg:x="10.16cm" svg:y="9.6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2.54cm" svg:height="0.762cm" svg:x="1.016cm" svg:y="2.286cm">
          <text:p text:style-name="P8">Edi=0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56cm" svg:height="0.762cm" svg:x="2.54cm" svg:y="13.716cm">
          <text:p text:style-name="P8">????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016cm" svg:y="13.716cm">
          <text:p text:style-name="P11"><text:span text:style-name="T6">rb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3.556cm" svg:height="0.762cm" svg:x="2.54cm" svg:y="12.9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3.302cm">
          <text:p text:style-name="P8">Esi=1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2" draw:text-style-name="P2" draw:layer="layout" svg:width="5.842cm" svg:height="9.144cm" svg:x="0.762cm" svg:y="6.096cm">
          <text:p text:style-name="P2">stack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8.796cm" svg:height="9.144cm" svg:x="7.874cm" svg:y="1.27cm">
          <draw:text-box>
            <text:p text:style-name="P4">// a in RCX, b in RDX, c in R8, d in R9, e pushed on stack</text:p>
            <text:p text:style-name="P4">using u64 = unsigned long long;</text:p>
            <text:p text:style-name="P4">void f1(u64 a, u64 b, u64 c, u64 d, u64 e)</text:p>
            <text:p text:style-name="P4">{</text:p>
            <text:p text:style-name="P4"><text:s text:c="4"/>//...</text:p>
            <text:p text:style-name="P4">}</text:p>
            <text:p text:style-name="P4"/>
            <text:p text:style-name="P4">int <text:s/>main()</text:p>
            <text:p text:style-name="P4">{</text:p>
            <text:p text:style-name="P4"><text:s text:c="4"/>f1(0,1,2,3,4);</text:p>
            <text:p text:style-name="P4"><text:s text:c="4"/>return 0;</text:p>
            <text:p text:style-name="P4">}</text:p>
          </draw:text-box>
        </draw:frame>
        <draw:frame draw:style-name="gr5" draw:text-style-name="P7" draw:layer="layout" svg:width="14.986cm" svg:height="14.577cm" svg:x="9.906cm" svg:y="0.254cm">
          <draw:text-box>
            <text:p text:style-name="P4"><text:span text:style-name="T1">f1(...)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mov <text:s text:c="4"/>qword ptr [rbp - 8], rdi</text:span></text:p>
            <text:p text:style-name="P4"><text:span text:style-name="T1"><text:s text:c="8"/></text:span><text:span text:style-name="T1">mov <text:s text:c="4"/>qword ptr [rbp - 16], rsi</text:span></text:p>
            <text:p text:style-name="P4"><text:span text:style-name="T1"><text:s text:c="8"/></text:span><text:span text:style-name="T1">mov <text:s text:c="4"/>qword ptr [rbp - 24], rdx</text:span></text:p>
            <text:p text:style-name="P4"><text:span text:style-name="T1"><text:s text:c="8"/></text:span><text:span text:style-name="T1">mov <text:s text:c="4"/>qword ptr [rbp - 32], rcx</text:span></text:p>
            <text:p text:style-name="P4"><text:span text:style-name="T1"><text:s text:c="8"/></text:span><text:span text:style-name="T1">mov <text:s text:c="4"/>qword ptr [rbp - 40], r8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  <text:p text:style-name="P4"><text:span text:style-name="T1">main: <text:s text:c="34"/># @main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sub <text:s text:c="4"/>rsp, 16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3"><text:s text:c="8"/></text:span><text:span text:style-name="T3">mov <text:s text:c="4"/>edi, eax</text:span></text:p>
            <text:p text:style-name="P4"><text:span text:style-name="T3"><text:s text:c="8"/></text:span><text:span text:style-name="T3">mov <text:s text:c="4"/>dword ptr [rbp - 4], 0</text:span></text:p>
            <text:p text:style-name="P4"><text:span text:style-name="T3"><text:s text:c="8"/></text:span><text:span text:style-name="T3">mov <text:s text:c="4"/>esi, 1</text:span></text:p>
            <text:p text:style-name="P4"><text:span text:style-name="T3"><text:s text:c="8"/></text:span><text:span text:style-name="T4">mov</text:span><text:span text:style-name="T3"> <text:s text:c="4"/>edx, 2</text:span></text:p>
            <text:p text:style-name="P4"><text:span text:style-name="T3"><text:s text:c="8"/></text:span><text:span text:style-name="T3">mov <text:s text:c="4"/>ecx, 3</text:span></text:p>
            <text:p text:style-name="P4"><text:span text:style-name="T3"><text:s text:c="8"/></text:span><text:span text:style-name="T3">mov <text:s text:c="4"/>r8d, 4</text:span></text:p>
            <text:p text:style-name="P4"><text:span text:style-name="T3"><text:s text:c="8"/></text:span><text:span text:style-name="T3">call <text:s text:c="3"/>f1(...)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1"><text:s text:c="8"/></text:span><text:span text:style-name="T1">add <text:s text:c="4"/>rsp, 16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</draw:text-box>
        </draw:frame>
        <draw:custom-shape draw:style-name="gr4" draw:text-style-name="P2" draw:layer="layout" svg:width="5.842cm" svg:height="4.826cm" svg:x="0.762cm" svg:y="1.01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1.27cm">
          <text:p text:style-name="P8">Eax=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016cm" svg:height="0.762cm" svg:x="10.16cm" svg:y="10.2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2.54cm" svg:height="0.762cm" svg:x="1.016cm" svg:y="2.286cm">
          <text:p text:style-name="P8">Edi=0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56cm" svg:height="0.762cm" svg:x="2.54cm" svg:y="13.716cm">
          <text:p text:style-name="P8">????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016cm" svg:y="13.716cm">
          <text:p text:style-name="P11"><text:span text:style-name="T6">rb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3.556cm" svg:height="0.762cm" svg:x="2.54cm" svg:y="12.9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3.302cm">
          <text:p text:style-name="P8">Esi=1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4.264cm">
          <text:p text:style-name="P8">Edx=?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2" draw:text-style-name="P2" draw:layer="layout" svg:width="5.842cm" svg:height="9.144cm" svg:x="0.762cm" svg:y="6.096cm">
          <text:p text:style-name="P2">stack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8.796cm" svg:height="9.144cm" svg:x="7.874cm" svg:y="1.27cm">
          <draw:text-box>
            <text:p text:style-name="P4">// a in RCX, b in RDX, c in R8, d in R9, e pushed on stack</text:p>
            <text:p text:style-name="P4">using u64 = unsigned long long;</text:p>
            <text:p text:style-name="P4">void f1(u64 a, u64 b, u64 c, u64 d, u64 e)</text:p>
            <text:p text:style-name="P4">{</text:p>
            <text:p text:style-name="P4"><text:s text:c="4"/>//...</text:p>
            <text:p text:style-name="P4">}</text:p>
            <text:p text:style-name="P4"/>
            <text:p text:style-name="P4">int <text:s/>main()</text:p>
            <text:p text:style-name="P4">{</text:p>
            <text:p text:style-name="P4"><text:s text:c="4"/>f1(0,1,2,3,4);</text:p>
            <text:p text:style-name="P4"><text:s text:c="4"/>return 0;</text:p>
            <text:p text:style-name="P4">}</text:p>
          </draw:text-box>
        </draw:frame>
        <draw:frame draw:style-name="gr5" draw:text-style-name="P7" draw:layer="layout" svg:width="14.986cm" svg:height="14.577cm" svg:x="9.906cm" svg:y="0.254cm">
          <draw:text-box>
            <text:p text:style-name="P4"><text:span text:style-name="T1">f1(...)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mov <text:s text:c="4"/>qword ptr [rbp - 8], rdi</text:span></text:p>
            <text:p text:style-name="P4"><text:span text:style-name="T1"><text:s text:c="8"/></text:span><text:span text:style-name="T1">mov <text:s text:c="4"/>qword ptr [rbp - 16], rsi</text:span></text:p>
            <text:p text:style-name="P4"><text:span text:style-name="T1"><text:s text:c="8"/></text:span><text:span text:style-name="T1">mov <text:s text:c="4"/>qword ptr [rbp - 24], rdx</text:span></text:p>
            <text:p text:style-name="P4"><text:span text:style-name="T1"><text:s text:c="8"/></text:span><text:span text:style-name="T1">mov <text:s text:c="4"/>qword ptr [rbp - 32], rcx</text:span></text:p>
            <text:p text:style-name="P4"><text:span text:style-name="T1"><text:s text:c="8"/></text:span><text:span text:style-name="T1">mov <text:s text:c="4"/>qword ptr [rbp - 40], r8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  <text:p text:style-name="P4"><text:span text:style-name="T1">main: <text:s text:c="34"/># @main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sub <text:s text:c="4"/>rsp, 16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3"><text:s text:c="8"/></text:span><text:span text:style-name="T3">mov <text:s text:c="4"/>edi, eax</text:span></text:p>
            <text:p text:style-name="P4"><text:span text:style-name="T3"><text:s text:c="8"/></text:span><text:span text:style-name="T3">mov <text:s text:c="4"/>dword ptr [rbp - 4], 0</text:span></text:p>
            <text:p text:style-name="P4"><text:span text:style-name="T3"><text:s text:c="8"/></text:span><text:span text:style-name="T3">mov <text:s text:c="4"/>esi, 1</text:span></text:p>
            <text:p text:style-name="P4"><text:span text:style-name="T3"><text:s text:c="8"/></text:span><text:span text:style-name="T4">mov</text:span><text:span text:style-name="T3"> <text:s text:c="4"/>edx, 2</text:span></text:p>
            <text:p text:style-name="P4"><text:span text:style-name="T3"><text:s text:c="8"/></text:span><text:span text:style-name="T3">mov <text:s text:c="4"/>ecx, 3</text:span></text:p>
            <text:p text:style-name="P4"><text:span text:style-name="T3"><text:s text:c="8"/></text:span><text:span text:style-name="T3">mov <text:s text:c="4"/>r8d, 4</text:span></text:p>
            <text:p text:style-name="P4"><text:span text:style-name="T3"><text:s text:c="8"/></text:span><text:span text:style-name="T3">call <text:s text:c="3"/>f1(...)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1"><text:s text:c="8"/></text:span><text:span text:style-name="T1">add <text:s text:c="4"/>rsp, 16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</draw:text-box>
        </draw:frame>
        <draw:custom-shape draw:style-name="gr4" draw:text-style-name="P2" draw:layer="layout" svg:width="5.842cm" svg:height="4.826cm" svg:x="0.762cm" svg:y="1.01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1.27cm">
          <text:p text:style-name="P8">Eax=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016cm" svg:height="0.762cm" svg:x="10.16cm" svg:y="10.2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2.54cm" svg:height="0.762cm" svg:x="1.016cm" svg:y="2.286cm">
          <text:p text:style-name="P8">Edi=0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56cm" svg:height="0.762cm" svg:x="2.54cm" svg:y="13.716cm">
          <text:p text:style-name="P8">????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016cm" svg:y="13.716cm">
          <text:p text:style-name="P11"><text:span text:style-name="T6">rb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3.556cm" svg:height="0.762cm" svg:x="2.54cm" svg:y="12.9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3.302cm">
          <text:p text:style-name="P8">Esi=1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4.264cm">
          <text:p text:style-name="P8">Edx=2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2" draw:text-style-name="P2" draw:layer="layout" svg:width="5.842cm" svg:height="9.144cm" svg:x="0.762cm" svg:y="6.096cm">
          <text:p text:style-name="P2">stack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8.796cm" svg:height="9.144cm" svg:x="7.874cm" svg:y="1.27cm">
          <draw:text-box>
            <text:p text:style-name="P4">// a in RCX, b in RDX, c in R8, d in R9, e pushed on stack</text:p>
            <text:p text:style-name="P4">using u64 = unsigned long long;</text:p>
            <text:p text:style-name="P4">void f1(u64 a, u64 b, u64 c, u64 d, u64 e)</text:p>
            <text:p text:style-name="P4">{</text:p>
            <text:p text:style-name="P4"><text:s text:c="4"/>//...</text:p>
            <text:p text:style-name="P4">}</text:p>
            <text:p text:style-name="P4"/>
            <text:p text:style-name="P4">int <text:s/>main()</text:p>
            <text:p text:style-name="P4">{</text:p>
            <text:p text:style-name="P4"><text:s text:c="4"/>f1(0,1,2,3,4);</text:p>
            <text:p text:style-name="P4"><text:s text:c="4"/>return 0;</text:p>
            <text:p text:style-name="P4">}</text:p>
          </draw:text-box>
        </draw:frame>
        <draw:frame draw:style-name="gr5" draw:text-style-name="P7" draw:layer="layout" svg:width="14.986cm" svg:height="14.577cm" svg:x="9.906cm" svg:y="0.254cm">
          <draw:text-box>
            <text:p text:style-name="P4"><text:span text:style-name="T1">f1(...)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mov <text:s text:c="4"/>qword ptr [rbp - 8], rdi</text:span></text:p>
            <text:p text:style-name="P4"><text:span text:style-name="T1"><text:s text:c="8"/></text:span><text:span text:style-name="T1">mov <text:s text:c="4"/>qword ptr [rbp - 16], rsi</text:span></text:p>
            <text:p text:style-name="P4"><text:span text:style-name="T1"><text:s text:c="8"/></text:span><text:span text:style-name="T1">mov <text:s text:c="4"/>qword ptr [rbp - 24], rdx</text:span></text:p>
            <text:p text:style-name="P4"><text:span text:style-name="T1"><text:s text:c="8"/></text:span><text:span text:style-name="T1">mov <text:s text:c="4"/>qword ptr [rbp - 32], rcx</text:span></text:p>
            <text:p text:style-name="P4"><text:span text:style-name="T1"><text:s text:c="8"/></text:span><text:span text:style-name="T1">mov <text:s text:c="4"/>qword ptr [rbp - 40], r8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  <text:p text:style-name="P4"><text:span text:style-name="T1">main: <text:s text:c="34"/># @main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sub <text:s text:c="4"/>rsp, 16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3"><text:s text:c="8"/></text:span><text:span text:style-name="T3">mov <text:s text:c="4"/>edi, eax</text:span></text:p>
            <text:p text:style-name="P4"><text:span text:style-name="T3"><text:s text:c="8"/></text:span><text:span text:style-name="T3">mov <text:s text:c="4"/>dword ptr [rbp - 4], 0</text:span></text:p>
            <text:p text:style-name="P4"><text:span text:style-name="T3"><text:s text:c="8"/></text:span><text:span text:style-name="T3">mov <text:s text:c="4"/>esi, 1</text:span></text:p>
            <text:p text:style-name="P4"><text:span text:style-name="T3"><text:s text:c="8"/></text:span><text:span text:style-name="T4">mov</text:span><text:span text:style-name="T3"> <text:s text:c="4"/>edx, 2</text:span></text:p>
            <text:p text:style-name="P4"><text:span text:style-name="T3"><text:s text:c="8"/></text:span><text:span text:style-name="T3">mov <text:s text:c="4"/>ecx, 3</text:span></text:p>
            <text:p text:style-name="P4"><text:span text:style-name="T3"><text:s text:c="8"/></text:span><text:span text:style-name="T3">mov <text:s text:c="4"/>r8d, 4</text:span></text:p>
            <text:p text:style-name="P4"><text:span text:style-name="T3"><text:s text:c="8"/></text:span><text:span text:style-name="T3">call <text:s text:c="3"/>f1(...)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1"><text:s text:c="8"/></text:span><text:span text:style-name="T1">add <text:s text:c="4"/>rsp, 16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</draw:text-box>
        </draw:frame>
        <draw:custom-shape draw:style-name="gr4" draw:text-style-name="P2" draw:layer="layout" svg:width="5.842cm" svg:height="4.826cm" svg:x="0.762cm" svg:y="1.01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1.27cm">
          <text:p text:style-name="P8">Eax=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016cm" svg:height="0.762cm" svg:x="10.16cm" svg:y="10.7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2.54cm" svg:height="0.762cm" svg:x="1.016cm" svg:y="2.286cm">
          <text:p text:style-name="P8">Edi=0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56cm" svg:height="0.762cm" svg:x="2.54cm" svg:y="13.716cm">
          <text:p text:style-name="P8">????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016cm" svg:y="13.716cm">
          <text:p text:style-name="P11"><text:span text:style-name="T6">rb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3.556cm" svg:height="0.762cm" svg:x="2.54cm" svg:y="12.9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3.302cm">
          <text:p text:style-name="P8">Esi=1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4.264cm">
          <text:p text:style-name="P8">Edx=2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3.81cm" svg:y="1.27cm">
          <text:p text:style-name="P8">Ecx=3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2" draw:text-style-name="P2" draw:layer="layout" svg:width="5.842cm" svg:height="9.144cm" svg:x="0.762cm" svg:y="6.096cm">
          <text:p text:style-name="P2">stack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8.796cm" svg:height="9.144cm" svg:x="7.874cm" svg:y="1.27cm">
          <draw:text-box>
            <text:p text:style-name="P4">// a in RCX, b in RDX, c in R8, d in R9, e pushed on stack</text:p>
            <text:p text:style-name="P4">using u64 = unsigned long long;</text:p>
            <text:p text:style-name="P4">void f1(u64 a, u64 b, u64 c, u64 d, u64 e)</text:p>
            <text:p text:style-name="P4">{</text:p>
            <text:p text:style-name="P4"><text:s text:c="4"/>//...</text:p>
            <text:p text:style-name="P4">}</text:p>
            <text:p text:style-name="P4"/>
            <text:p text:style-name="P4">int <text:s/>main()</text:p>
            <text:p text:style-name="P4">{</text:p>
            <text:p text:style-name="P4"><text:s text:c="4"/>f1(0,1,2,3,4);</text:p>
            <text:p text:style-name="P4"><text:s text:c="4"/>return 0;</text:p>
            <text:p text:style-name="P4">}</text:p>
          </draw:text-box>
        </draw:frame>
        <draw:frame draw:style-name="gr5" draw:text-style-name="P7" draw:layer="layout" svg:width="14.986cm" svg:height="14.577cm" svg:x="9.906cm" svg:y="0.254cm">
          <draw:text-box>
            <text:p text:style-name="P4"><text:span text:style-name="T1">f1(...)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mov <text:s text:c="4"/>qword ptr [rbp - 8], rdi</text:span></text:p>
            <text:p text:style-name="P4"><text:span text:style-name="T1"><text:s text:c="8"/></text:span><text:span text:style-name="T1">mov <text:s text:c="4"/>qword ptr [rbp - 16], rsi</text:span></text:p>
            <text:p text:style-name="P4"><text:span text:style-name="T1"><text:s text:c="8"/></text:span><text:span text:style-name="T1">mov <text:s text:c="4"/>qword ptr [rbp - 24], rdx</text:span></text:p>
            <text:p text:style-name="P4"><text:span text:style-name="T1"><text:s text:c="8"/></text:span><text:span text:style-name="T1">mov <text:s text:c="4"/>qword ptr [rbp - 32], rcx</text:span></text:p>
            <text:p text:style-name="P4"><text:span text:style-name="T1"><text:s text:c="8"/></text:span><text:span text:style-name="T1">mov <text:s text:c="4"/>qword ptr [rbp - 40], r8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  <text:p text:style-name="P4"><text:span text:style-name="T1">main: <text:s text:c="34"/># @main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sub <text:s text:c="4"/>rsp, 16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3"><text:s text:c="8"/></text:span><text:span text:style-name="T3">mov <text:s text:c="4"/>edi, eax</text:span></text:p>
            <text:p text:style-name="P4"><text:span text:style-name="T3"><text:s text:c="8"/></text:span><text:span text:style-name="T3">mov <text:s text:c="4"/>dword ptr [rbp - 4], 0</text:span></text:p>
            <text:p text:style-name="P4"><text:span text:style-name="T3"><text:s text:c="8"/></text:span><text:span text:style-name="T3">mov <text:s text:c="4"/>esi, 1</text:span></text:p>
            <text:p text:style-name="P4"><text:span text:style-name="T3"><text:s text:c="8"/></text:span><text:span text:style-name="T4">mov</text:span><text:span text:style-name="T3"> <text:s text:c="4"/>edx, 2</text:span></text:p>
            <text:p text:style-name="P4"><text:span text:style-name="T3"><text:s text:c="8"/></text:span><text:span text:style-name="T3">mov <text:s text:c="4"/>ecx, 3</text:span></text:p>
            <text:p text:style-name="P4"><text:span text:style-name="T3"><text:s text:c="8"/></text:span><text:span text:style-name="T3">mov <text:s text:c="4"/>r8d, 4</text:span></text:p>
            <text:p text:style-name="P4"><text:span text:style-name="T3"><text:s text:c="8"/></text:span><text:span text:style-name="T3">call <text:s text:c="3"/>f1(...)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1"><text:s text:c="8"/></text:span><text:span text:style-name="T1">add <text:s text:c="4"/>rsp, 16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</draw:text-box>
        </draw:frame>
        <draw:custom-shape draw:style-name="gr4" draw:text-style-name="P2" draw:layer="layout" svg:width="5.842cm" svg:height="4.826cm" svg:x="0.762cm" svg:y="1.01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1.27cm">
          <text:p text:style-name="P8">Eax=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016cm" svg:height="0.762cm" svg:x="10.16cm" svg:y="11.3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2.54cm" svg:height="0.762cm" svg:x="1.016cm" svg:y="2.286cm">
          <text:p text:style-name="P8">Edi=0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56cm" svg:height="0.762cm" svg:x="2.54cm" svg:y="13.716cm">
          <text:p text:style-name="P8">????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016cm" svg:y="13.716cm">
          <text:p text:style-name="P11"><text:span text:style-name="T6">rb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3.556cm" svg:height="0.762cm" svg:x="2.54cm" svg:y="12.9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3.302cm">
          <text:p text:style-name="P8">Esi=1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4.264cm">
          <text:p text:style-name="P8">Edx=2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3.81cm" svg:y="1.27cm">
          <text:p text:style-name="P8">Ecx=3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3.81cm" svg:y="2.286cm">
          <text:p text:style-name="P8">R8d=?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2" draw:text-style-name="P2" draw:layer="layout" svg:width="5.842cm" svg:height="9.144cm" svg:x="0.762cm" svg:y="6.096cm">
          <text:p text:style-name="P2">stack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8.796cm" svg:height="9.144cm" svg:x="7.874cm" svg:y="1.27cm">
          <draw:text-box>
            <text:p text:style-name="P4">// a in RCX, b in RDX, c in R8, d in R9, e pushed on stack</text:p>
            <text:p text:style-name="P4">using u64 = unsigned long long;</text:p>
            <text:p text:style-name="P4">void f1(u64 a, u64 b, u64 c, u64 d, u64 e)</text:p>
            <text:p text:style-name="P4">{</text:p>
            <text:p text:style-name="P4"><text:s text:c="4"/>//...</text:p>
            <text:p text:style-name="P4">}</text:p>
            <text:p text:style-name="P4"/>
            <text:p text:style-name="P4">int <text:s/>main()</text:p>
            <text:p text:style-name="P4">{</text:p>
            <text:p text:style-name="P4"><text:s text:c="4"/>f1(0,1,2,3,4);</text:p>
            <text:p text:style-name="P4"><text:s text:c="4"/>return 0;</text:p>
            <text:p text:style-name="P4">}</text:p>
          </draw:text-box>
        </draw:frame>
        <draw:frame draw:style-name="gr5" draw:text-style-name="P7" draw:layer="layout" svg:width="14.986cm" svg:height="14.577cm" svg:x="9.906cm" svg:y="0.254cm">
          <draw:text-box>
            <text:p text:style-name="P4"><text:span text:style-name="T1">f1(...)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mov <text:s text:c="4"/>qword ptr [rbp - 8], rdi</text:span></text:p>
            <text:p text:style-name="P4"><text:span text:style-name="T1"><text:s text:c="8"/></text:span><text:span text:style-name="T1">mov <text:s text:c="4"/>qword ptr [rbp - 16], rsi</text:span></text:p>
            <text:p text:style-name="P4"><text:span text:style-name="T1"><text:s text:c="8"/></text:span><text:span text:style-name="T1">mov <text:s text:c="4"/>qword ptr [rbp - 24], rdx</text:span></text:p>
            <text:p text:style-name="P4"><text:span text:style-name="T1"><text:s text:c="8"/></text:span><text:span text:style-name="T1">mov <text:s text:c="4"/>qword ptr [rbp - 32], rcx</text:span></text:p>
            <text:p text:style-name="P4"><text:span text:style-name="T1"><text:s text:c="8"/></text:span><text:span text:style-name="T1">mov <text:s text:c="4"/>qword ptr [rbp - 40], r8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  <text:p text:style-name="P4"><text:span text:style-name="T1">main: <text:s text:c="34"/># @main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sub <text:s text:c="4"/>rsp, 16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3"><text:s text:c="8"/></text:span><text:span text:style-name="T3">mov <text:s text:c="4"/>edi, eax</text:span></text:p>
            <text:p text:style-name="P4"><text:span text:style-name="T3"><text:s text:c="8"/></text:span><text:span text:style-name="T3">mov <text:s text:c="4"/>dword ptr [rbp - 4], 0</text:span></text:p>
            <text:p text:style-name="P4"><text:span text:style-name="T3"><text:s text:c="8"/></text:span><text:span text:style-name="T3">mov <text:s text:c="4"/>esi, 1</text:span></text:p>
            <text:p text:style-name="P4"><text:span text:style-name="T3"><text:s text:c="8"/></text:span><text:span text:style-name="T4">mov</text:span><text:span text:style-name="T3"> <text:s text:c="4"/>edx, 2</text:span></text:p>
            <text:p text:style-name="P4"><text:span text:style-name="T3"><text:s text:c="8"/></text:span><text:span text:style-name="T3">mov <text:s text:c="4"/>ecx, 3</text:span></text:p>
            <text:p text:style-name="P4"><text:span text:style-name="T3"><text:s text:c="8"/></text:span><text:span text:style-name="T3">mov <text:s text:c="4"/>r8d, 4</text:span></text:p>
            <text:p text:style-name="P4"><text:span text:style-name="T3"><text:s text:c="8"/></text:span><text:span text:style-name="T3">call <text:s text:c="3"/>f1(...)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1"><text:s text:c="8"/></text:span><text:span text:style-name="T1">add <text:s text:c="4"/>rsp, 16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</draw:text-box>
        </draw:frame>
        <draw:custom-shape draw:style-name="gr4" draw:text-style-name="P2" draw:layer="layout" svg:width="5.842cm" svg:height="4.826cm" svg:x="0.762cm" svg:y="1.01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1.27cm">
          <text:p text:style-name="P8">Eax=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016cm" svg:height="0.762cm" svg:x="10.16cm" svg:y="11.3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2.54cm" svg:height="0.762cm" svg:x="1.016cm" svg:y="2.286cm">
          <text:p text:style-name="P8">Edi=0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56cm" svg:height="0.762cm" svg:x="2.54cm" svg:y="13.716cm">
          <text:p text:style-name="P8">????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016cm" svg:y="13.716cm">
          <text:p text:style-name="P11"><text:span text:style-name="T6">rb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3.556cm" svg:height="0.762cm" svg:x="2.54cm" svg:y="12.9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3.302cm">
          <text:p text:style-name="P8">Esi=1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4.264cm">
          <text:p text:style-name="P8">Edx=2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3.81cm" svg:y="1.27cm">
          <text:p text:style-name="P8">Ecx=3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3.81cm" svg:y="2.286cm">
          <text:p text:style-name="P8">R8d=4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2" draw:text-style-name="P2" draw:layer="layout" svg:width="5.842cm" svg:height="9.144cm" svg:x="0.762cm" svg:y="6.096cm">
          <text:p text:style-name="P2">stack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8.796cm" svg:height="9.144cm" svg:x="7.874cm" svg:y="1.27cm">
          <draw:text-box>
            <text:p text:style-name="P4">// a in RCX, b in RDX, c in R8, d in R9, e pushed on stack</text:p>
            <text:p text:style-name="P4">using u64 = unsigned long long;</text:p>
            <text:p text:style-name="P4">void f1(u64 a, u64 b, u64 c, u64 d, u64 e)</text:p>
            <text:p text:style-name="P4">{</text:p>
            <text:p text:style-name="P4"><text:s text:c="4"/>//...</text:p>
            <text:p text:style-name="P4">}</text:p>
            <text:p text:style-name="P4"/>
            <text:p text:style-name="P4">int <text:s/>main()</text:p>
            <text:p text:style-name="P4">{</text:p>
            <text:p text:style-name="P4"><text:s text:c="4"/>f1(0,1,2,3,4);</text:p>
            <text:p text:style-name="P4"><text:s text:c="4"/>return 0;</text:p>
            <text:p text:style-name="P4">}</text:p>
          </draw:text-box>
        </draw:frame>
        <draw:frame draw:style-name="gr5" draw:text-style-name="P7" draw:layer="layout" svg:width="14.986cm" svg:height="14.577cm" svg:x="9.906cm" svg:y="0.254cm">
          <draw:text-box>
            <text:p text:style-name="P4"><text:span text:style-name="T1">f1(...)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mov <text:s text:c="4"/>qword ptr [rbp - 8], rdi</text:span></text:p>
            <text:p text:style-name="P4"><text:span text:style-name="T1"><text:s text:c="8"/></text:span><text:span text:style-name="T1">mov <text:s text:c="4"/>qword ptr [rbp - 16], rsi</text:span></text:p>
            <text:p text:style-name="P4"><text:span text:style-name="T1"><text:s text:c="8"/></text:span><text:span text:style-name="T1">mov <text:s text:c="4"/>qword ptr [rbp - 24], rdx</text:span></text:p>
            <text:p text:style-name="P4"><text:span text:style-name="T1"><text:s text:c="8"/></text:span><text:span text:style-name="T1">mov <text:s text:c="4"/>qword ptr [rbp - 32], rcx</text:span></text:p>
            <text:p text:style-name="P4"><text:span text:style-name="T1"><text:s text:c="8"/></text:span><text:span text:style-name="T1">mov <text:s text:c="4"/>qword ptr [rbp - 40], r8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  <text:p text:style-name="P4"><text:span text:style-name="T1">main: <text:s text:c="34"/># @main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sub <text:s text:c="4"/>rsp, 16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3"><text:s text:c="8"/></text:span><text:span text:style-name="T3">mov <text:s text:c="4"/>edi, eax</text:span></text:p>
            <text:p text:style-name="P4"><text:span text:style-name="T3"><text:s text:c="8"/></text:span><text:span text:style-name="T3">mov <text:s text:c="4"/>dword ptr [rbp - 4], 0</text:span></text:p>
            <text:p text:style-name="P4"><text:span text:style-name="T3"><text:s text:c="8"/></text:span><text:span text:style-name="T3">mov <text:s text:c="4"/>esi, 1</text:span></text:p>
            <text:p text:style-name="P4"><text:span text:style-name="T3"><text:s text:c="8"/></text:span><text:span text:style-name="T4">mov</text:span><text:span text:style-name="T3"> <text:s text:c="4"/>edx, 2</text:span></text:p>
            <text:p text:style-name="P4"><text:span text:style-name="T3"><text:s text:c="8"/></text:span><text:span text:style-name="T3">mov <text:s text:c="4"/>ecx, 3</text:span></text:p>
            <text:p text:style-name="P4"><text:span text:style-name="T3"><text:s text:c="8"/></text:span><text:span text:style-name="T3">mov <text:s text:c="4"/>r8d, 4</text:span></text:p>
            <text:p text:style-name="P4"><text:span text:style-name="T3"><text:s text:c="8"/></text:span><text:span text:style-name="T3">call <text:s text:c="3"/>f1(...)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1"><text:s text:c="8"/></text:span><text:span text:style-name="T1">add <text:s text:c="4"/>rsp, 16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</draw:text-box>
        </draw:frame>
        <draw:custom-shape draw:style-name="gr4" draw:text-style-name="P2" draw:layer="layout" svg:width="5.842cm" svg:height="4.826cm" svg:x="0.762cm" svg:y="1.01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1.27cm">
          <text:p text:style-name="P8">Eax=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016cm" svg:height="0.762cm" svg:x="10.16cm" svg:y="11.8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2.54cm" svg:height="0.762cm" svg:x="1.016cm" svg:y="2.286cm">
          <text:p text:style-name="P8">Edi=0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56cm" svg:height="0.762cm" svg:x="2.54cm" svg:y="13.716cm">
          <text:p text:style-name="P8">????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016cm" svg:y="13.716cm">
          <text:p text:style-name="P11"><text:span text:style-name="T6">rb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3.556cm" svg:height="0.762cm" svg:x="2.54cm" svg:y="12.9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3.302cm">
          <text:p text:style-name="P8">Esi=1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4.264cm">
          <text:p text:style-name="P8">Edx=2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3.81cm" svg:y="1.27cm">
          <text:p text:style-name="P8">Ecx=3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3.81cm" svg:y="2.286cm">
          <text:p text:style-name="P8">R8d=4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0.759cm" svg:height="0.963cm" svg:x="16.927cm" svg:y="14.478cm">
          <draw:text-box>
            <text:p>https://www.felixcloutier.com/x86/call</text:p>
          </draw:text-box>
        </draw:frame>
        <presentation:notes draw:style-name="dp1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2" draw:text-style-name="P2" draw:layer="layout" svg:width="5.842cm" svg:height="9.144cm" svg:x="0.762cm" svg:y="6.096cm">
          <text:p text:style-name="P2">stack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8.796cm" svg:height="9.144cm" svg:x="7.874cm" svg:y="1.27cm">
          <draw:text-box>
            <text:p text:style-name="P4">// a in RCX, b in RDX, c in R8, d in R9, e pushed on stack</text:p>
            <text:p text:style-name="P4">using u64 = unsigned long long;</text:p>
            <text:p text:style-name="P4">void f1(u64 a, u64 b, u64 c, u64 d, u64 e)</text:p>
            <text:p text:style-name="P4">{</text:p>
            <text:p text:style-name="P4"><text:s text:c="4"/>//...</text:p>
            <text:p text:style-name="P4">}</text:p>
            <text:p text:style-name="P4"/>
            <text:p text:style-name="P4">int <text:s/>main()</text:p>
            <text:p text:style-name="P4">{</text:p>
            <text:p text:style-name="P4"><text:s text:c="4"/>f1(0,1,2,3,4);</text:p>
            <text:p text:style-name="P4"><text:s text:c="4"/>return 0;</text:p>
            <text:p text:style-name="P4">}</text:p>
          </draw:text-box>
        </draw:frame>
        <draw:frame draw:style-name="gr5" draw:text-style-name="P7" draw:layer="layout" svg:width="14.986cm" svg:height="14.577cm" svg:x="9.906cm" svg:y="0.254cm">
          <draw:text-box>
            <text:p text:style-name="P4"><text:span text:style-name="T3">f1(...)</text:span></text:p>
            <text:p text:style-name="P4"><text:span text:style-name="T3"><text:s text:c="8"/></text:span><text:span text:style-name="T3">push <text:s text:c="3"/>rbp</text:span></text:p>
            <text:p text:style-name="P4"><text:span text:style-name="T3"><text:s text:c="8"/></text:span><text:span text:style-name="T3">mov <text:s text:c="4"/>rbp, rsp</text:span></text:p>
            <text:p text:style-name="P4"><text:span text:style-name="T3"><text:s text:c="8"/></text:span><text:span text:style-name="T3">mov <text:s text:c="4"/>qword ptr [rbp - 8], rdi</text:span></text:p>
            <text:p text:style-name="P4"><text:span text:style-name="T3"><text:s text:c="8"/></text:span><text:span text:style-name="T3">mov <text:s text:c="4"/>qword ptr [rbp - 16], rsi</text:span></text:p>
            <text:p text:style-name="P4"><text:span text:style-name="T3"><text:s text:c="8"/></text:span><text:span text:style-name="T3">mov <text:s text:c="4"/>qword ptr [rbp - 24], rdx</text:span></text:p>
            <text:p text:style-name="P4"><text:span text:style-name="T3"><text:s text:c="8"/></text:span><text:span text:style-name="T3">mov <text:s text:c="4"/>qword ptr [rbp - 32], rcx</text:span></text:p>
            <text:p text:style-name="P4"><text:span text:style-name="T3"><text:s text:c="8"/></text:span><text:span text:style-name="T3">mov <text:s text:c="4"/>qword ptr [rbp - 40], r8</text:span></text:p>
            <text:p text:style-name="P4"><text:span text:style-name="T3"><text:s text:c="8"/></text:span><text:span text:style-name="T3">pop <text:s text:c="4"/>rbp</text:span></text:p>
            <text:p text:style-name="P4"><text:span text:style-name="T3"><text:s text:c="8"/></text:span><text:span text:style-name="T3">ret</text:span></text:p>
            <text:p text:style-name="P4"><text:span text:style-name="T1">main: <text:s text:c="34"/># @main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sub <text:s text:c="4"/>rsp, 16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3"><text:s text:c="8"/></text:span><text:span text:style-name="T3">mov <text:s text:c="4"/>edi, eax</text:span></text:p>
            <text:p text:style-name="P4"><text:span text:style-name="T3"><text:s text:c="8"/></text:span><text:span text:style-name="T3">mov <text:s text:c="4"/>dword ptr [rbp - 4], 0</text:span></text:p>
            <text:p text:style-name="P4"><text:span text:style-name="T3"><text:s text:c="8"/></text:span><text:span text:style-name="T3">mov <text:s text:c="4"/>esi, 1</text:span></text:p>
            <text:p text:style-name="P4"><text:span text:style-name="T3"><text:s text:c="8"/></text:span><text:span text:style-name="T4">mov</text:span><text:span text:style-name="T3"> <text:s text:c="4"/>edx, 2</text:span></text:p>
            <text:p text:style-name="P4"><text:span text:style-name="T3"><text:s text:c="8"/></text:span><text:span text:style-name="T3">mov <text:s text:c="4"/>ecx, 3</text:span></text:p>
            <text:p text:style-name="P4"><text:span text:style-name="T3"><text:s text:c="8"/></text:span><text:span text:style-name="T3">mov <text:s text:c="4"/>r8d, 4</text:span></text:p>
            <text:p text:style-name="P4"><text:span text:style-name="T3"><text:s text:c="8"/></text:span><text:span text:style-name="T3">call <text:s text:c="3"/>f1(...)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1"><text:s text:c="8"/></text:span><text:span text:style-name="T1">add <text:s text:c="4"/>rsp, 16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</draw:text-box>
        </draw:frame>
        <draw:custom-shape draw:style-name="gr4" draw:text-style-name="P2" draw:layer="layout" svg:width="5.842cm" svg:height="4.826cm" svg:x="0.762cm" svg:y="1.01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1.27cm">
          <text:p text:style-name="P8">Eax=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016cm" svg:height="0.762cm" svg:x="10.16cm" svg:y="0.8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2.54cm" svg:height="0.762cm" svg:x="1.016cm" svg:y="2.286cm">
          <text:p text:style-name="P8">Edi=0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56cm" svg:height="0.762cm" svg:x="2.54cm" svg:y="13.716cm">
          <text:p text:style-name="P8">????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016cm" svg:y="13.716cm">
          <text:p text:style-name="P11"><text:span text:style-name="T6">rb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2.54cm" svg:height="0.762cm" svg:x="1.016cm" svg:y="3.302cm">
          <text:p text:style-name="P8">Esi=1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4.264cm">
          <text:p text:style-name="P8">Edx=2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3.81cm" svg:y="1.27cm">
          <text:p text:style-name="P8">Ecx=3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3.81cm" svg:y="2.286cm">
          <text:p text:style-name="P8">R8d=4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1.183cm" svg:height="0.963cm" svg:x="16.51cm" svg:y="14.478cm">
          <draw:text-box>
            <text:p>https://www.felixcloutier.com/x86/push</text:p>
          </draw:text-box>
        </draw:frame>
        <presentation:notes draw:style-name="dp1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2" draw:text-style-name="P2" draw:layer="layout" svg:width="5.842cm" svg:height="9.144cm" svg:x="0.762cm" svg:y="6.096cm">
          <text:p text:style-name="P2">stack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8.796cm" svg:height="9.144cm" svg:x="7.874cm" svg:y="1.27cm">
          <draw:text-box>
            <text:p text:style-name="P4">// a in RCX, b in RDX, c in R8, d in R9, e pushed on stack</text:p>
            <text:p text:style-name="P4">using u64 = unsigned long long;</text:p>
            <text:p text:style-name="P4">void f1(u64 a, u64 b, u64 c, u64 d, u64 e)</text:p>
            <text:p text:style-name="P4">{</text:p>
            <text:p text:style-name="P4"><text:s text:c="4"/>//...</text:p>
            <text:p text:style-name="P4">}</text:p>
            <text:p text:style-name="P4"/>
            <text:p text:style-name="P4">int <text:s/>main()</text:p>
            <text:p text:style-name="P4">{</text:p>
            <text:p text:style-name="P4"><text:s text:c="4"/>f1(0,1,2,3,4);</text:p>
            <text:p text:style-name="P4"><text:s text:c="4"/>return 0;</text:p>
            <text:p text:style-name="P4">}</text:p>
          </draw:text-box>
        </draw:frame>
        <draw:frame draw:style-name="gr5" draw:text-style-name="P7" draw:layer="layout" svg:width="14.986cm" svg:height="14.577cm" svg:x="9.906cm" svg:y="0.254cm">
          <draw:text-box>
            <text:p text:style-name="P4"><text:span text:style-name="T3">f1(...)</text:span></text:p>
            <text:p text:style-name="P4"><text:span text:style-name="T3"><text:s text:c="8"/></text:span><text:span text:style-name="T3">push <text:s text:c="3"/>rbp</text:span></text:p>
            <text:p text:style-name="P4"><text:span text:style-name="T3"><text:s text:c="8"/></text:span><text:span text:style-name="T3">mov <text:s text:c="4"/>rbp, rsp</text:span></text:p>
            <text:p text:style-name="P4"><text:span text:style-name="T3"><text:s text:c="8"/></text:span><text:span text:style-name="T3">mov <text:s text:c="4"/>qword ptr [rbp - 8], rdi</text:span></text:p>
            <text:p text:style-name="P4"><text:span text:style-name="T3"><text:s text:c="8"/></text:span><text:span text:style-name="T3">mov <text:s text:c="4"/>qword ptr [rbp - 16], rsi</text:span></text:p>
            <text:p text:style-name="P4"><text:span text:style-name="T3"><text:s text:c="8"/></text:span><text:span text:style-name="T3">mov <text:s text:c="4"/>qword ptr [rbp - 24], rdx</text:span></text:p>
            <text:p text:style-name="P4"><text:span text:style-name="T3"><text:s text:c="8"/></text:span><text:span text:style-name="T3">mov <text:s text:c="4"/>qword ptr [rbp - 32], rcx</text:span></text:p>
            <text:p text:style-name="P4"><text:span text:style-name="T3"><text:s text:c="8"/></text:span><text:span text:style-name="T3">mov <text:s text:c="4"/>qword ptr [rbp - 40], r8</text:span></text:p>
            <text:p text:style-name="P4"><text:span text:style-name="T3"><text:s text:c="8"/></text:span><text:span text:style-name="T3">pop <text:s text:c="4"/>rbp</text:span></text:p>
            <text:p text:style-name="P4"><text:span text:style-name="T3"><text:s text:c="8"/></text:span><text:span text:style-name="T3">ret</text:span></text:p>
            <text:p text:style-name="P4"><text:span text:style-name="T1">main: <text:s text:c="34"/># @main</text:span></text:p>
            <text:p text:style-name="P4"><text:span text:style-name="T1"><text:s text:c="8"/></text:span><text:span text:style-name="T1">push <text:s text:c="3"/>rbp</text:span></text:p>
            <text:p text:style-name="P4"><text:span text:style-name="T1"><text:s text:c="8"/></text:span><text:span text:style-name="T1">mov <text:s text:c="4"/>rbp, rsp</text:span></text:p>
            <text:p text:style-name="P4"><text:span text:style-name="T1"><text:s text:c="8"/></text:span><text:span text:style-name="T1">sub <text:s text:c="4"/>rsp, 16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3"><text:s text:c="8"/></text:span><text:span text:style-name="T3">mov <text:s text:c="4"/>edi, eax</text:span></text:p>
            <text:p text:style-name="P4"><text:span text:style-name="T3"><text:s text:c="8"/></text:span><text:span text:style-name="T3">mov <text:s text:c="4"/>dword ptr [rbp - 4], 0</text:span></text:p>
            <text:p text:style-name="P4"><text:span text:style-name="T3"><text:s text:c="8"/></text:span><text:span text:style-name="T3">mov <text:s text:c="4"/>esi, 1</text:span></text:p>
            <text:p text:style-name="P4"><text:span text:style-name="T3"><text:s text:c="8"/></text:span><text:span text:style-name="T4">mov</text:span><text:span text:style-name="T3"> <text:s text:c="4"/>edx, 2</text:span></text:p>
            <text:p text:style-name="P4"><text:span text:style-name="T3"><text:s text:c="8"/></text:span><text:span text:style-name="T3">mov <text:s text:c="4"/>ecx, 3</text:span></text:p>
            <text:p text:style-name="P4"><text:span text:style-name="T3"><text:s text:c="8"/></text:span><text:span text:style-name="T3">mov <text:s text:c="4"/>r8d, 4</text:span></text:p>
            <text:p text:style-name="P4"><text:span text:style-name="T3"><text:s text:c="8"/></text:span><text:span text:style-name="T3">call <text:s text:c="3"/>f1(...)</text:span></text:p>
            <text:p text:style-name="P4"><text:span text:style-name="T3"><text:s text:c="8"/></text:span><text:span text:style-name="T3">xor <text:s text:c="4"/>eax, eax</text:span></text:p>
            <text:p text:style-name="P4"><text:span text:style-name="T1"><text:s text:c="8"/></text:span><text:span text:style-name="T1">add <text:s text:c="4"/>rsp, 16</text:span></text:p>
            <text:p text:style-name="P4"><text:span text:style-name="T1"><text:s text:c="8"/></text:span><text:span text:style-name="T1">pop <text:s text:c="4"/>rbp</text:span></text:p>
            <text:p text:style-name="P4"><text:span text:style-name="T1"><text:s text:c="8"/></text:span><text:span text:style-name="T1">ret</text:span></text:p>
          </draw:text-box>
        </draw:frame>
        <draw:custom-shape draw:style-name="gr4" draw:text-style-name="P2" draw:layer="layout" svg:width="5.842cm" svg:height="4.826cm" svg:x="0.762cm" svg:y="1.01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1.27cm">
          <text:p text:style-name="P8">Eax=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016cm" svg:height="0.762cm" svg:x="10.16cm" svg:y="0.8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2.54cm" svg:height="0.762cm" svg:x="1.016cm" svg:y="2.286cm">
          <text:p text:style-name="P8">Edi=0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56cm" svg:height="0.762cm" svg:x="2.54cm" svg:y="13.716cm">
          <text:p text:style-name="P8">????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016cm" svg:y="12.7cm">
          <text:p text:style-name="P11"><text:span text:style-name="T6">rb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2.54cm" svg:height="0.762cm" svg:x="1.016cm" svg:y="3.302cm">
          <text:p text:style-name="P8">Esi=1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1.016cm" svg:y="4.264cm">
          <text:p text:style-name="P8">Edx=2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3.81cm" svg:y="1.27cm">
          <text:p text:style-name="P8">Ecx=3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762cm" svg:x="3.81cm" svg:y="2.286cm">
          <text:p text:style-name="P8">R8d=4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1.183cm" svg:height="0.963cm" svg:x="16.51cm" svg:y="14.478cm">
          <draw:text-box>
            <text:p>https://www.felixcloutier.com/x86/push</text:p>
          </draw:text-box>
        </draw:frame>
        <draw:custom-shape draw:style-name="gr9" draw:text-style-name="P9" draw:layer="layout" svg:width="3.556cm" svg:height="0.762cm" svg:x="2.54cm" svg:y="12.7cm">
          <text:p text:style-name="P8">????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4T23:55:09.240000000</meta:creation-date>
    <dc:date>2019-12-16T08:56:25.043000000</dc:date>
    <meta:editing-duration>P1DT6H19M46S</meta:editing-duration>
    <meta:editing-cycles>2</meta:editing-cycles>
    <meta:generator>LibreOffice/6.2.5.2$Windows_x86 LibreOffice_project/1ec314fa52f458adc18c4f025c545a4e8b22c159</meta:generator>
    <meta:document-statistic meta:object-count="251"/>
  </office:meta>
</office:document-meta>
</file>